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2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85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4.66mm"/>
    </style:style>
    <style:style style:name="co7" style:family="table-column">
      <style:table-column-properties fo:break-before="auto" style:column-width="21.04mm"/>
    </style:style>
    <style:style style:name="co8" style:family="table-column">
      <style:table-column-properties fo:break-before="auto" style:column-width="22.14mm"/>
    </style:style>
    <style:style style:name="co9" style:family="table-column">
      <style:table-column-properties fo:break-before="auto" style:column-width="27.04mm"/>
    </style:style>
    <style:style style:name="co10" style:family="table-column">
      <style:table-column-properties fo:break-before="auto" style:column-width="31.94mm"/>
    </style:style>
    <style:style style:name="co11" style:family="table-column">
      <style:table-column-properties fo:break-before="auto" style:column-width="39.3mm"/>
    </style:style>
    <style:style style:name="co12" style:family="table-column">
      <style:table-column-properties fo:break-before="auto" style:column-width="25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/>
    <style:style style:name="ce2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n-demand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nstraintID</text:p>
          </table:table-cell>
          <table:table-cell table:style-name="Default" office:value-type="string" calcext:value-type="string">
            <text:p>Constraints</text:p>
          </table:table-cell>
          <table:table-cell office:value-type="string" calcext:value-type="string">
            <text:p>Violation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untime materia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erivations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Demand rules</text:p>
          </table:table-cell>
          <table:table-cell office:value-type="string" calcext:value-type="string">
            <text:p>Total rules</text:p>
          </table:table-cell>
          <table:table-cell/>
          <table:table-cell office:value-type="string" calcext:value-type="string">
            <text:p>Around time</text:p>
          </table:table-cell>
          <table:table-cell office:value-type="string" calcext:value-type="string">
            <text:p>Additional derivations</text:p>
          </table:table-cell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Q53869507</text:p>
          </table:table-cell>
          <table:table-cell office:value-type="float" office:value="1410" calcext:value-type="float">
            <text:p>1,410</text:p>
          </table:table-cell>
          <table:table-cell office:value-type="float" office:value="7556" calcext:value-type="float">
            <text:p>7556</text:p>
          </table:table-cell>
          <table:table-cell office:value-type="float" office:value="13260" calcext:value-type="float">
            <text:p>13260</text:p>
          </table:table-cell>
          <table:table-cell office:value-type="float" office:value="727" calcext:value-type="float">
            <text:p>727</text:p>
          </table:table-cell>
          <table:table-cell office:value-type="float" office:value="2569" calcext:value-type="float">
            <text:p>2569</text:p>
          </table:table-cell>
          <table:table-cell office:value-type="float" office:value="7556" calcext:value-type="float">
            <text:p>7556</text:p>
          </table:table-cell>
          <table:table-cell office:value-type="float" office:value="2568" calcext:value-type="float">
            <text:p>2568</text:p>
          </table:table-cell>
          <table:table-cell office:value-type="float" office:value="0" calcext:value-type="float">
            <text:p>0</text:p>
          </table:table-cell>
          <table:table-cell office:value-type="float" office:value="2568" calcext:value-type="float">
            <text:p>2568</text:p>
          </table:table-cell>
          <table:table-cell/>
          <table:table-cell table:formula="of:=[.E2]-[.F2]" office:value-type="float" office:value="12533" calcext:value-type="float">
            <text:p>12533</text:p>
          </table:table-cell>
          <table:table-cell table:formula="of:=[.H2]-[.D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licts with</text:p>
          </table:table-cell>
          <table:table-cell office:value-type="string" calcext:value-type="string">
            <text:p>Q21502838</text:p>
          </table:table-cell>
          <table:table-cell office:value-type="float" office:value="781" calcext:value-type="float">
            <text:p>781</text:p>
          </table:table-cell>
          <table:table-cell office:value-type="float" office:value="142" calcext:value-type="float">
            <text:p>142</text:p>
          </table:table-cell>
          <table:table-cell office:value-type="float" office:value="13651" calcext:value-type="float">
            <text:p>13651</text:p>
          </table:table-cell>
          <table:table-cell office:value-type="float" office:value="8219" calcext:value-type="float">
            <text:p>8219</text:p>
          </table:table-cell>
          <table:table-cell office:value-type="float" office:value="1814" calcext:value-type="float">
            <text:p>1814</text:p>
          </table:table-cell>
          <table:table-cell office:value-type="float" office:value="142" calcext:value-type="float">
            <text:p>142</text:p>
          </table:table-cell>
          <table:table-cell office:value-type="float" office:value="1813" calcext:value-type="float">
            <text:p>1813</text:p>
          </table:table-cell>
          <table:table-cell office:value-type="float" office:value="0" calcext:value-type="float">
            <text:p>0</text:p>
          </table:table-cell>
          <table:table-cell office:value-type="float" office:value="1813" calcext:value-type="float">
            <text:p>1813</text:p>
          </table:table-cell>
          <table:table-cell/>
          <table:table-cell table:formula="of:=[.E3]-[.F3]" office:value-type="float" office:value="5432" calcext:value-type="float">
            <text:p>5432</text:p>
          </table:table-cell>
          <table:table-cell table:formula="of:=[.H3]-[.D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wed entity type</text:p>
          </table:table-cell>
          <table:table-cell office:value-type="string" calcext:value-type="string">
            <text:p>Q52004125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5640" calcext:value-type="float">
            <text:p>5640</text:p>
          </table:table-cell>
          <table:table-cell office:value-type="float" office:value="456" calcext:value-type="float">
            <text:p>456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E4]-[.F4]" office:value-type="float" office:value="5184" calcext:value-type="float">
            <text:p>5184</text:p>
          </table:table-cell>
          <table:table-cell table:formula="of:=[.H4]-[.D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ne of</text:p>
          </table:table-cell>
          <table:table-cell office:value-type="string" calcext:value-type="string">
            <text:p>Q5255805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431" calcext:value-type="float">
            <text:p>11431</text:p>
          </table:table-cell>
          <table:table-cell office:value-type="float" office:value="904" calcext:value-type="float">
            <text:p>904</text:p>
          </table:table-cell>
          <table:table-cell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/>
          <table:table-cell table:formula="of:=[.E5]-[.F5]" office:value-type="float" office:value="10527" calcext:value-type="float">
            <text:p>10527</text:p>
          </table:table-cell>
          <table:table-cell table:formula="of:=[.H5]-[.D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tinct values</text:p>
          </table:table-cell>
          <table:table-cell office:value-type="string" calcext:value-type="string">
            <text:p>Q21502410</text:p>
          </table:table-cell>
          <table:table-cell office:value-type="float" office:value="2843" calcext:value-type="float">
            <text:p>2,843</text:p>
          </table:table-cell>
          <table:table-cell office:value-type="float" office:value="79" calcext:value-type="float">
            <text:p>79</text:p>
          </table:table-cell>
          <table:table-cell office:value-type="float" office:value="4511103" calcext:value-type="float">
            <text:p>4511103</text:p>
          </table:table-cell>
          <table:table-cell office:value-type="float" office:value="4491927" calcext:value-type="float">
            <text:p>4491927</text:p>
          </table:table-cell>
          <table:table-cell office:value-type="float" office:value="9246" calcext:value-type="float">
            <text:p>9246</text:p>
          </table:table-cell>
          <table:table-cell office:value-type="float" office:value="165813" calcext:value-type="float">
            <text:p>165813</text:p>
          </table:table-cell>
          <table:table-cell table:number-columns-repeated="2" office:value-type="float" office:value="3077" calcext:value-type="float">
            <text:p>3077</text:p>
          </table:table-cell>
          <table:table-cell office:value-type="float" office:value="6154" calcext:value-type="float">
            <text:p>6154</text:p>
          </table:table-cell>
          <table:table-cell/>
          <table:table-cell table:formula="of:=[.E6]-[.F6]" office:value-type="float" office:value="19176" calcext:value-type="float">
            <text:p>19176</text:p>
          </table:table-cell>
          <table:table-cell table:formula="of:=[.H6]-[.D6]" office:value-type="float" office:value="165734" calcext:value-type="float">
            <text:p>165734</text:p>
          </table:table-cell>
        </table:table-row>
        <table:table-row table:style-name="ro1">
          <table:table-cell office:value-type="string" calcext:value-type="string">
            <text:p>Allowed units</text:p>
          </table:table-cell>
          <table:table-cell office:value-type="string" calcext:value-type="string">
            <text:p>Q21514353</text:p>
          </table:table-cell>
          <table:table-cell office:value-type="float" office:value="343" calcext:value-type="float">
            <text:p>343</text:p>
          </table:table-cell>
          <table:table-cell office:value-type="float" office:value="10245" calcext:value-type="float">
            <text:p>10245</text:p>
          </table:table-cell>
          <table:table-cell office:value-type="float" office:value="25615" calcext:value-type="float">
            <text:p>25615</text:p>
          </table:table-cell>
          <table:table-cell office:value-type="float" office:value="2862" calcext:value-type="float">
            <text:p>2862</text:p>
          </table:table-cell>
          <table:table-cell office:value-type="float" office:value="4405" calcext:value-type="float">
            <text:p>4405</text:p>
          </table:table-cell>
          <table:table-cell office:value-type="float" office:value="17998" calcext:value-type="float">
            <text:p>17998</text:p>
          </table:table-cell>
          <table:table-cell office:value-type="float" office:value="1101" calcext:value-type="float">
            <text:p>1101</text:p>
          </table:table-cell>
          <table:table-cell office:value-type="float" office:value="2523" calcext:value-type="float">
            <text:p>2523</text:p>
          </table:table-cell>
          <table:table-cell office:value-type="float" office:value="3624" calcext:value-type="float">
            <text:p>3624</text:p>
          </table:table-cell>
          <table:table-cell/>
          <table:table-cell table:formula="of:=[.E7]-[.F7]" office:value-type="float" office:value="22753" calcext:value-type="float">
            <text:p>22753</text:p>
          </table:table-cell>
          <table:table-cell table:formula="of:=[.H7]-[.D7]" office:value-type="float" office:value="7753" calcext:value-type="float">
            <text:p>7753</text:p>
          </table:table-cell>
        </table:table-row>
        <table:table-row table:style-name="ro1">
          <table:table-cell office:value-type="string" calcext:value-type="string">
            <text:p>Allowed qualifiers</text:p>
          </table:table-cell>
          <table:table-cell office:value-type="string" calcext:value-type="string">
            <text:p>Q21510851</text:p>
          </table:table-cell>
          <table:table-cell office:value-type="float" office:value="303" calcext:value-type="float">
            <text:p>303</text:p>
          </table:table-cell>
          <table:table-cell office:value-type="float" office:value="363" calcext:value-type="float">
            <text:p>363</text:p>
          </table:table-cell>
          <table:table-cell office:value-type="float" office:value="27883" calcext:value-type="float">
            <text:p>27883</text:p>
          </table:table-cell>
          <table:table-cell office:value-type="float" office:value="19992" calcext:value-type="float">
            <text:p>19992</text:p>
          </table:table-cell>
          <table:table-cell office:value-type="float" office:value="2120" calcext:value-type="float">
            <text:p>2120</text:p>
          </table:table-cell>
          <table:table-cell office:value-type="float" office:value="13798" calcext:value-type="float">
            <text:p>13798</text:p>
          </table:table-cell>
          <table:table-cell office:value-type="float" office:value="315" calcext:value-type="float">
            <text:p>315</text:p>
          </table:table-cell>
          <table:table-cell office:value-type="float" office:value="1425" calcext:value-type="float">
            <text:p>1425</text:p>
          </table:table-cell>
          <table:table-cell office:value-type="float" office:value="1740" calcext:value-type="float">
            <text:p>1740</text:p>
          </table:table-cell>
          <table:table-cell/>
          <table:table-cell table:formula="of:=[.E8]-[.F8]" office:value-type="float" office:value="7891" calcext:value-type="float">
            <text:p>7891</text:p>
          </table:table-cell>
          <table:table-cell table:formula="of:=[.H8]-[.D8]" office:value-type="float" office:value="13435" calcext:value-type="float">
            <text:p>13435</text:p>
          </table:table-cell>
        </table:table-row>
        <table:table-row table:style-name="ro1">
          <table:table-cell office:value-type="string" calcext:value-type="string">
            <text:p>One-of</text:p>
          </table:table-cell>
          <table:table-cell office:value-type="string" calcext:value-type="string">
            <text:p>Q21510859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154963" calcext:value-type="float">
            <text:p>154963</text:p>
          </table:table-cell>
          <table:table-cell office:value-type="float" office:value="95079" calcext:value-type="float">
            <text:p>95079</text:p>
          </table:table-cell>
          <table:table-cell office:value-type="float" office:value="5916" calcext:value-type="float">
            <text:p>5916</text:p>
          </table:table-cell>
          <table:table-cell office:value-type="float" office:value="5581769" calcext:value-type="float">
            <text:p>5581769</text:p>
          </table:table-cell>
          <table:table-cell office:value-type="float" office:value="351" calcext:value-type="float">
            <text:p>351</text:p>
          </table:table-cell>
          <table:table-cell office:value-type="float" office:value="4428" calcext:value-type="float">
            <text:p>4428</text:p>
          </table:table-cell>
          <table:table-cell office:value-type="float" office:value="4779" calcext:value-type="float">
            <text:p>4779</text:p>
          </table:table-cell>
          <table:table-cell/>
          <table:table-cell table:formula="of:=[.E9]-[.F9]" office:value-type="float" office:value="59884" calcext:value-type="float">
            <text:p>59884</text:p>
          </table:table-cell>
          <table:table-cell table:formula="of:=[.H9]-[.D9]" office:value-type="float" office:value="5581761" calcext:value-type="float">
            <text:p>5581761</text:p>
          </table:table-cell>
        </table:table-row>
        <table:table-row table:style-name="ro1">
          <table:table-cell office:value-type="string" calcext:value-type="string">
            <text:p>One-of qualifier value</text:p>
          </table:table-cell>
          <table:table-cell office:value-type="string" calcext:value-type="string">
            <text:p>Q527123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56" calcext:value-type="float">
            <text:p>26556</text:p>
          </table:table-cell>
          <table:table-cell office:value-type="float" office:value="295" calcext:value-type="float">
            <text:p>295</text:p>
          </table:table-cell>
          <table:table-cell office:value-type="float" office:value="183" calcext:value-type="float">
            <text:p>183</text:p>
          </table:table-cell>
          <table:table-cell office:value-type="float" office:value="70490" calcext:value-type="float">
            <text:p>704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10]-[.F10]" office:value-type="float" office:value="26261" calcext:value-type="float">
            <text:p>26261</text:p>
          </table:table-cell>
          <table:table-cell table:formula="of:=[.H10]-[.D10]" office:value-type="float" office:value="70490" calcext:value-type="float">
            <text:p>70490</text:p>
          </table:table-cell>
        </table:table-row>
        <table:table-row table:style-name="ro1">
          <table:table-cell office:value-type="string" calcext:value-type="string">
            <text:p>Item requires statement</text:p>
          </table:table-cell>
          <table:table-cell office:value-type="string" calcext:value-type="string">
            <text:p>Q21503247</text:p>
          </table:table-cell>
          <table:table-cell office:value-type="float" office:value="4265" calcext:value-type="float">
            <text:p>4,265</text:p>
          </table:table-cell>
          <table:table-cell office:value-type="float" office:value="5910" calcext:value-type="float">
            <text:p>5910</text:p>
          </table:table-cell>
          <table:table-cell office:value-type="float" office:value="7989001" calcext:value-type="float">
            <text:p>7989001</text:p>
          </table:table-cell>
          <table:table-cell office:value-type="float" office:value="295" calcext:value-type="float">
            <text:p>295</text:p>
          </table:table-cell>
          <table:table-cell office:value-type="float" office:value="199287" calcext:value-type="float">
            <text:p>199287</text:p>
          </table:table-cell>
          <table:table-cell office:value-type="float" office:value="70490" calcext:value-type="float">
            <text:p>70490</text:p>
          </table:table-cell>
          <table:table-cell office:value-type="float" office:value="15869" calcext:value-type="float">
            <text:p>15869</text:p>
          </table:table-cell>
          <table:table-cell office:value-type="float" office:value="13216" calcext:value-type="float">
            <text:p>13216</text:p>
          </table:table-cell>
          <table:table-cell office:value-type="float" office:value="29085" calcext:value-type="float">
            <text:p>29085</text:p>
          </table:table-cell>
          <table:table-cell/>
          <table:table-cell table:formula="of:=[.E11]-[.F11]" office:value-type="float" office:value="7988706" calcext:value-type="float">
            <text:p>7988706</text:p>
          </table:table-cell>
          <table:table-cell table:formula="of:=[.H11]-[.D11]" office:value-type="float" office:value="64580" calcext:value-type="float">
            <text:p>64580</text:p>
          </table:table-cell>
        </table:table-row>
        <table:table-row table:style-name="ro1">
          <table:table-cell office:value-type="string" calcext:value-type="string">
            <text:p>Value requires statement</text:p>
          </table:table-cell>
          <table:table-cell office:value-type="string" calcext:value-type="string">
            <text:p>Q21510864</text:p>
          </table:table-cell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float" office:value="191032" calcext:value-type="float">
            <text:p>191032</text:p>
          </table:table-cell>
          <table:table-cell office:value-type="float" office:value="78394" calcext:value-type="float">
            <text:p>78394</text:p>
          </table:table-cell>
          <table:table-cell office:value-type="float" office:value="24433" calcext:value-type="float">
            <text:p>24433</text:p>
          </table:table-cell>
          <table:table-cell office:value-type="float" office:value="5531875" calcext:value-type="float">
            <text:p>5531875</text:p>
          </table:table-cell>
          <table:table-cell office:value-type="float" office:value="850" calcext:value-type="float">
            <text:p>850</text:p>
          </table:table-cell>
          <table:table-cell office:value-type="float" office:value="708" calcext:value-type="float">
            <text:p>708</text:p>
          </table:table-cell>
          <table:table-cell office:value-type="float" office:value="1558" calcext:value-type="float">
            <text:p>1558</text:p>
          </table:table-cell>
          <table:table-cell/>
          <table:table-cell table:formula="of:=[.E12]-[.F12]" office:value-type="float" office:value="112638" calcext:value-type="float">
            <text:p>112638</text:p>
          </table:table-cell>
          <table:table-cell table:formula="of:=[.H12]-[.D12]" office:value-type="float" office:value="5531872" calcext:value-type="float">
            <text:p>5531872</text:p>
          </table:table-cell>
        </table:table-row>
        <table:table-row table:style-name="ro1">
          <table:table-cell office:value-type="string" calcext:value-type="string">
            <text:p>Inverse</text:p>
          </table:table-cell>
          <table:table-cell office:value-type="string" calcext:value-type="string">
            <text:p>Q21510855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62952" calcext:value-type="float">
            <text:p>62952</text:p>
          </table:table-cell>
          <table:table-cell office:value-type="float" office:value="6468" calcext:value-type="float">
            <text:p>6468</text:p>
          </table:table-cell>
          <table:table-cell office:value-type="float" office:value="11522" calcext:value-type="float">
            <text:p>11522</text:p>
          </table:table-cell>
          <table:table-cell office:value-type="float" office:value="1123" calcext:value-type="float">
            <text:p>1123</text:p>
          </table:table-cell>
          <table:table-cell office:value-type="float" office:value="585" calcext:value-type="float">
            <text:p>585</text:p>
          </table:table-cell>
          <table:table-cell office:value-type="float" office:value="468" calcext:value-type="float">
            <text:p>468</text:p>
          </table:table-cell>
          <table:table-cell office:value-type="float" office:value="1053" calcext:value-type="float">
            <text:p>1053</text:p>
          </table:table-cell>
          <table:table-cell/>
          <table:table-cell table:formula="of:=[.E13]-[.F13]" office:value-type="float" office:value="56484" calcext:value-type="float">
            <text:p>56484</text:p>
          </table:table-cell>
          <table:table-cell table:formula="of:=[.H13]-[.D13]" office:value-type="float" office:value="1122" calcext:value-type="float">
            <text:p>1122</text:p>
          </table:table-cell>
        </table:table-row>
        <table:table-row table:style-name="ro1">
          <table:table-cell office:value-type="string" calcext:value-type="string">
            <text:p>Symmetric</text:p>
          </table:table-cell>
          <table:table-cell office:value-type="string" calcext:value-type="string">
            <text:p>Q2151086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70668" calcext:value-type="float">
            <text:p>170668</text:p>
          </table:table-cell>
          <table:table-cell office:value-type="float" office:value="31724" calcext:value-type="float">
            <text:p>31724</text:p>
          </table:table-cell>
          <table:table-cell office:value-type="float" office:value="11373" calcext:value-type="float">
            <text:p>11373</text:p>
          </table:table-cell>
          <table:table-cell office:value-type="float" office:value="5529694" calcext:value-type="float">
            <text:p>5529694</text:p>
          </table:table-cell>
          <table:table-cell office:value-type="float" office:value="170" calcext:value-type="float">
            <text:p>170</text:p>
          </table:table-cell>
          <table:table-cell office:value-type="float" office:value="136" calcext:value-type="float">
            <text:p>136</text:p>
          </table:table-cell>
          <table:table-cell office:value-type="float" office:value="306" calcext:value-type="float">
            <text:p>306</text:p>
          </table:table-cell>
          <table:table-cell/>
          <table:table-cell table:formula="of:=[.E14]-[.F14]" office:value-type="float" office:value="138944" calcext:value-type="float">
            <text:p>138944</text:p>
          </table:table-cell>
          <table:table-cell table:formula="of:=[.H14]-[.D14]" office:value-type="float" office:value="5529694" calcext:value-type="float">
            <text:p>5529694</text:p>
          </table:table-cell>
        </table:table-row>
        <table:table-row table:style-name="ro1">
          <table:table-cell office:value-type="string" calcext:value-type="string">
            <text:p>Multi-value</text:p>
          </table:table-cell>
          <table:table-cell office:value-type="string" calcext:value-type="string">
            <text:p>Q21510857</text:p>
          </table:table-cell>
          <table:table-cell office:value-type="float" office:value="13" calcext:value-type="float">
            <text:p>13</text:p>
          </table:table-cell>
          <table:table-cell office:value-type="float" office:value="142" calcext:value-type="float">
            <text:p>142</text:p>
          </table:table-cell>
          <table:table-cell office:value-type="float" office:value="141974" calcext:value-type="float">
            <text:p>141974</text:p>
          </table:table-cell>
          <table:table-cell office:value-type="float" office:value="83830" calcext:value-type="float">
            <text:p>83830</text:p>
          </table:table-cell>
          <table:table-cell office:value-type="float" office:value="8234" calcext:value-type="float">
            <text:p>8234</text:p>
          </table:table-cell>
          <table:table-cell office:value-type="float" office:value="3887" calcext:value-type="float">
            <text:p>3887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E15]-[.F15]" office:value-type="float" office:value="58144" calcext:value-type="float">
            <text:p>58144</text:p>
          </table:table-cell>
          <table:table-cell table:formula="of:=[.H15]-[.D15]" office:value-type="float" office:value="3745" calcext:value-type="float">
            <text:p>3745</text:p>
          </table:table-cell>
        </table:table-row>
        <table:table-row table:style-name="ro1">
          <table:table-cell office:value-type="string" calcext:value-type="string">
            <text:p>Single value</text:p>
          </table:table-cell>
          <table:table-cell office:value-type="string" calcext:value-type="string">
            <text:p>Q19474404</text:p>
          </table:table-cell>
          <table:table-cell office:value-type="float" office:value="2909" calcext:value-type="float">
            <text:p>2,909</text:p>
          </table:table-cell>
          <table:table-cell office:value-type="float" office:value="0" calcext:value-type="float">
            <text:p>0</text:p>
          </table:table-cell>
          <table:table-cell office:value-type="float" office:value="7422564" calcext:value-type="float">
            <text:p>7422564</text:p>
          </table:table-cell>
          <table:table-cell office:value-type="float" office:value="83830" calcext:value-type="float">
            <text:p>83830</text:p>
          </table:table-cell>
          <table:table-cell office:value-type="float" office:value="9442" calcext:value-type="float">
            <text:p>9442</text:p>
          </table:table-cell>
          <table:table-cell office:value-type="float" office:value="3887" calcext:value-type="float">
            <text:p>3887</text:p>
          </table:table-cell>
          <table:table-cell office:value-type="float" office:value="12339" calcext:value-type="float">
            <text:p>12339</text:p>
          </table:table-cell>
          <table:table-cell office:value-type="float" office:value="12183" calcext:value-type="float">
            <text:p>12183</text:p>
          </table:table-cell>
          <table:table-cell office:value-type="float" office:value="24522" calcext:value-type="float">
            <text:p>24522</text:p>
          </table:table-cell>
          <table:table-cell/>
          <table:table-cell table:formula="of:=[.E16]-[.F16]" office:value-type="float" office:value="7338734" calcext:value-type="float">
            <text:p>7338734</text:p>
          </table:table-cell>
          <table:table-cell table:formula="of:=[.H16]-[.D16]" office:value-type="float" office:value="3887" calcext:value-type="float">
            <text:p>3887</text:p>
          </table:table-cell>
        </table:table-row>
        <table:table-row table:style-name="ro1">
          <table:table-cell office:value-type="string" calcext:value-type="string">
            <text:p>Mandatory qualifier</text:p>
          </table:table-cell>
          <table:table-cell office:value-type="string" calcext:value-type="string">
            <text:p>Q21510856</text:p>
          </table:table-cell>
          <table:table-cell office:value-type="float" office:value="203" calcext:value-type="float">
            <text:p>203</text:p>
          </table:table-cell>
          <table:table-cell office:value-type="float" office:value="161" calcext:value-type="float">
            <text:p>161</text:p>
          </table:table-cell>
          <table:table-cell office:value-type="float" office:value="40873" calcext:value-type="float">
            <text:p>40873</text:p>
          </table:table-cell>
          <table:table-cell office:value-type="float" office:value="4519" calcext:value-type="float">
            <text:p>4519</text:p>
          </table:table-cell>
          <table:table-cell office:value-type="float" office:value="2012" calcext:value-type="float">
            <text:p>2012</text:p>
          </table:table-cell>
          <table:table-cell office:value-type="float" office:value="1960" calcext:value-type="float">
            <text:p>1960</text:p>
          </table:table-cell>
          <table:table-cell office:value-type="float" office:value="639" calcext:value-type="float">
            <text:p>639</text:p>
          </table:table-cell>
          <table:table-cell office:value-type="float" office:value="426" calcext:value-type="float">
            <text:p>426</text:p>
          </table:table-cell>
          <table:table-cell office:value-type="float" office:value="1065" calcext:value-type="float">
            <text:p>1065</text:p>
          </table:table-cell>
          <table:table-cell/>
          <table:table-cell table:formula="of:=[.E17]-[.F17]" office:value-type="float" office:value="36354" calcext:value-type="float">
            <text:p>36354</text:p>
          </table:table-cell>
          <table:table-cell table:formula="of:=[.H17]-[.D17]" office:value-type="float" office:value="1799" calcext:value-type="float">
            <text:p>1799</text:p>
          </table:table-cell>
        </table:table-row>
        <table:table-row table:style-name="ro1">
          <table:table-cell office:value-type="string" calcext:value-type="string">
            <text:p>Single best value</text:p>
          </table:table-cell>
          <table:table-cell office:value-type="string" calcext:value-type="string">
            <text:p>Q520608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1081" calcext:value-type="float">
            <text:p>61081</text:p>
          </table:table-cell>
          <table:table-cell office:value-type="float" office:value="1012" calcext:value-type="float">
            <text:p>1012</text:p>
          </table:table-cell>
          <table:table-cell office:value-type="float" office:value="188" calcext:value-type="float">
            <text:p>188</text:p>
          </table:table-cell>
          <table:table-cell office:value-type="float" office:value="71022" calcext:value-type="float">
            <text:p>710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E18]-[.F18]" office:value-type="float" office:value="60069" calcext:value-type="float">
            <text:p>60069</text:p>
          </table:table-cell>
          <table:table-cell table:formula="of:=[.H18]-[.D18]" office:value-type="float" office:value="71022" calcext:value-type="float">
            <text:p>71022</text:p>
          </table:table-cell>
        </table:table-row>
      </table:table>
      <table:table table:name="on-demand ps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number-columns-repeated="11" table:default-cell-style-name="Default"/>
        <table:table-row table:style-name="ro1">
          <table:table-cell table:formula="of:=[$'on-demand'.A1]" office:value-type="string" office:string-value="Name" calcext:value-type="string">
            <text:p>Name</text:p>
          </table:table-cell>
          <table:table-cell office:value-type="string" calcext:value-type="string">
            <text:p>ConstraintID</text:p>
          </table:table-cell>
          <table:table-cell table:style-name="Default" table:formula="of:=[$'on-demand'.C1]" office:value-type="string" office:string-value="Constraints" calcext:value-type="string">
            <text:p>Constraints</text:p>
          </table:table-cell>
          <table:table-cell office:value-type="string" calcext:value-type="string">
            <text:p>Violation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untime materia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erivations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Demand rules</text:p>
          </table:table-cell>
          <table:table-cell office:value-type="string" calcext:value-type="string">
            <text:p>Total rules</text:p>
          </table:table-cell>
          <table:table-cell/>
          <table:table-cell office:value-type="string" calcext:value-type="string">
            <text:p>Around time</text:p>
          </table:table-cell>
          <table:table-cell office:value-type="string" calcext:value-type="string">
            <text:p>Additional derivations</text:p>
          </table:table-cell>
        </table:table-row>
        <table:table-row table:style-name="ro1">
          <table:table-cell table:formula="of:=[$'on-demand'.A2]" office:value-type="string" office:string-value="Scope" calcext:value-type="string">
            <text:p>Scope</text:p>
          </table:table-cell>
          <table:table-cell table:formula="of:=[$'on-demand'.B2]" office:value-type="string" office:string-value="Q53869507" calcext:value-type="string">
            <text:p>Q53869507</text:p>
          </table:table-cell>
          <table:table-cell table:formula="of:=[$'on-demand'.C2]" office:value-type="float" office:value="1410" calcext:value-type="float">
            <text:p>1,410</text:p>
          </table:table-cell>
          <table:table-cell office:value-type="float" office:value="7556" calcext:value-type="float">
            <text:p>7556</text:p>
          </table:table-cell>
          <table:table-cell office:value-type="float" office:value="12822" calcext:value-type="float">
            <text:p>12822</text:p>
          </table:table-cell>
          <table:table-cell office:value-type="float" office:value="155" calcext:value-type="float">
            <text:p>155</text:p>
          </table:table-cell>
          <table:table-cell office:value-type="float" office:value="2569" calcext:value-type="float">
            <text:p>2569</text:p>
          </table:table-cell>
          <table:table-cell office:value-type="float" office:value="7556" calcext:value-type="float">
            <text:p>7556</text:p>
          </table:table-cell>
          <table:table-cell office:value-type="float" office:value="2568" calcext:value-type="float">
            <text:p>2568</text:p>
          </table:table-cell>
          <table:table-cell office:value-type="float" office:value="0" calcext:value-type="float">
            <text:p>0</text:p>
          </table:table-cell>
          <table:table-cell office:value-type="float" office:value="2568" calcext:value-type="float">
            <text:p>2568</text:p>
          </table:table-cell>
          <table:table-cell/>
          <table:table-cell table:formula="of:=[.E2]-[.F2]" office:value-type="float" office:value="12667" calcext:value-type="float">
            <text:p>12667</text:p>
          </table:table-cell>
          <table:table-cell table:formula="of:=[.H2]-[.D2]" office:value-type="float" office:value="0" calcext:value-type="float">
            <text:p>0</text:p>
          </table:table-cell>
        </table:table-row>
        <table:table-row table:style-name="ro1">
          <table:table-cell table:formula="of:=[$'on-demand'.A3]" office:value-type="string" office:string-value="Conflicts with" calcext:value-type="string">
            <text:p>Conflicts with</text:p>
          </table:table-cell>
          <table:table-cell table:formula="of:=[$'on-demand'.B3]" office:value-type="string" office:string-value="Q21502838" calcext:value-type="string">
            <text:p>Q21502838</text:p>
          </table:table-cell>
          <table:table-cell table:formula="of:=[$'on-demand'.C3]" office:value-type="float" office:value="781" calcext:value-type="float">
            <text:p>781</text:p>
          </table:table-cell>
          <table:table-cell office:value-type="float" office:value="103" calcext:value-type="float">
            <text:p>103</text:p>
          </table:table-cell>
          <table:table-cell office:value-type="float" office:value="17769" calcext:value-type="float">
            <text:p>17769</text:p>
          </table:table-cell>
          <table:table-cell office:value-type="float" office:value="12324" calcext:value-type="float">
            <text:p>12324</text:p>
          </table:table-cell>
          <table:table-cell office:value-type="float" office:value="1814" calcext:value-type="float">
            <text:p>1814</text:p>
          </table:table-cell>
          <table:table-cell office:value-type="float" office:value="103" calcext:value-type="float">
            <text:p>103</text:p>
          </table:table-cell>
          <table:table-cell office:value-type="float" office:value="1813" calcext:value-type="float">
            <text:p>1813</text:p>
          </table:table-cell>
          <table:table-cell office:value-type="float" office:value="0" calcext:value-type="float">
            <text:p>0</text:p>
          </table:table-cell>
          <table:table-cell office:value-type="float" office:value="1813" calcext:value-type="float">
            <text:p>1813</text:p>
          </table:table-cell>
          <table:table-cell/>
          <table:table-cell table:formula="of:=[.E3]-[.F3]" office:value-type="float" office:value="5445" calcext:value-type="float">
            <text:p>5445</text:p>
          </table:table-cell>
          <table:table-cell table:formula="of:=[.H3]-[.D3]" office:value-type="float" office:value="0" calcext:value-type="float">
            <text:p>0</text:p>
          </table:table-cell>
        </table:table-row>
        <table:table-row table:style-name="ro1">
          <table:table-cell table:formula="of:=[$'on-demand'.A4]" office:value-type="string" office:string-value="Allowed entity type" calcext:value-type="string">
            <text:p>Allowed entity type</text:p>
          </table:table-cell>
          <table:table-cell table:formula="of:=[$'on-demand'.B4]" office:value-type="string" office:string-value="Q52004125" calcext:value-type="string">
            <text:p>Q52004125</text:p>
          </table:table-cell>
          <table:table-cell table:formula="of:=[$'on-demand'.C4]"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5381" calcext:value-type="float">
            <text:p>5381</text:p>
          </table:table-cell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E4]-[.F4]" office:value-type="float" office:value="5354" calcext:value-type="float">
            <text:p>5354</text:p>
          </table:table-cell>
          <table:table-cell table:formula="of:=[.H4]-[.D4]" office:value-type="float" office:value="0" calcext:value-type="float">
            <text:p>0</text:p>
          </table:table-cell>
        </table:table-row>
        <table:table-row table:style-name="ro1">
          <table:table-cell table:formula="of:=[$'on-demand'.A5]" office:value-type="string" office:string-value="None of" calcext:value-type="string">
            <text:p>None of</text:p>
          </table:table-cell>
          <table:table-cell table:formula="of:=[$'on-demand'.B5]" office:value-type="string" office:string-value="Q52558054" calcext:value-type="string">
            <text:p>Q52558054</text:p>
          </table:table-cell>
          <table:table-cell table:formula="of:=[$'on-demand'.C5]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195" calcext:value-type="float">
            <text:p>11195</text:p>
          </table:table-cell>
          <table:table-cell office:value-type="float" office:value="189" calcext:value-type="float">
            <text:p>189</text:p>
          </table:table-cell>
          <table:table-cell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/>
          <table:table-cell table:formula="of:=[.E5]-[.F5]" office:value-type="float" office:value="11006" calcext:value-type="float">
            <text:p>11006</text:p>
          </table:table-cell>
          <table:table-cell table:formula="of:=[.H5]-[.D5]" office:value-type="float" office:value="0" calcext:value-type="float">
            <text:p>0</text:p>
          </table:table-cell>
        </table:table-row>
        <table:table-row table:style-name="ro1">
          <table:table-cell table:formula="of:=[$'on-demand'.A6]" office:value-type="string" office:string-value="Distinct values" calcext:value-type="string">
            <text:p>Distinct values</text:p>
          </table:table-cell>
          <table:table-cell table:formula="of:=[$'on-demand'.B6]" office:value-type="string" office:string-value="Q21502410" calcext:value-type="string">
            <text:p>Q21502410</text:p>
          </table:table-cell>
          <table:table-cell table:formula="of:=[$'on-demand'.C6]" office:value-type="float" office:value="2843" calcext:value-type="float">
            <text:p>2,843</text:p>
          </table:table-cell>
          <table:table-cell office:value-type="float" office:value="79" calcext:value-type="float">
            <text:p>79</text:p>
          </table:table-cell>
          <table:table-cell office:value-type="float" office:value="4507224" calcext:value-type="float">
            <text:p>4507224</text:p>
          </table:table-cell>
          <table:table-cell office:value-type="float" office:value="4487655" calcext:value-type="float">
            <text:p>4487655</text:p>
          </table:table-cell>
          <table:table-cell office:value-type="float" office:value="9247" calcext:value-type="float">
            <text:p>9247</text:p>
          </table:table-cell>
          <table:table-cell office:value-type="float" office:value="165813" calcext:value-type="float">
            <text:p>165813</text:p>
          </table:table-cell>
          <table:table-cell table:number-columns-repeated="2" office:value-type="float" office:value="3077" calcext:value-type="float">
            <text:p>3077</text:p>
          </table:table-cell>
          <table:table-cell office:value-type="float" office:value="6154" calcext:value-type="float">
            <text:p>6154</text:p>
          </table:table-cell>
          <table:table-cell/>
          <table:table-cell table:formula="of:=[.E6]-[.F6]" office:value-type="float" office:value="19569" calcext:value-type="float">
            <text:p>19569</text:p>
          </table:table-cell>
          <table:table-cell table:formula="of:=[.H6]-[.D6]" office:value-type="float" office:value="165734" calcext:value-type="float">
            <text:p>165734</text:p>
          </table:table-cell>
        </table:table-row>
        <table:table-row table:style-name="ro1">
          <table:table-cell table:formula="of:=[$'on-demand'.A7]" office:value-type="string" office:string-value="Allowed units" calcext:value-type="string">
            <text:p>Allowed units</text:p>
          </table:table-cell>
          <table:table-cell table:formula="of:=[$'on-demand'.B7]" office:value-type="string" office:string-value="Q21514353" calcext:value-type="string">
            <text:p>Q21514353</text:p>
          </table:table-cell>
          <table:table-cell table:formula="of:=[$'on-demand'.C7]" office:value-type="float" office:value="343" calcext:value-type="float">
            <text:p>343</text:p>
          </table:table-cell>
          <table:table-cell office:value-type="float" office:value="10245" calcext:value-type="float">
            <text:p>10245</text:p>
          </table:table-cell>
          <table:table-cell office:value-type="float" office:value="24865" calcext:value-type="float">
            <text:p>24865</text:p>
          </table:table-cell>
          <table:table-cell office:value-type="float" office:value="1952" calcext:value-type="float">
            <text:p>1952</text:p>
          </table:table-cell>
          <table:table-cell office:value-type="float" office:value="4405" calcext:value-type="float">
            <text:p>4405</text:p>
          </table:table-cell>
          <table:table-cell office:value-type="float" office:value="17998" calcext:value-type="float">
            <text:p>17998</text:p>
          </table:table-cell>
          <table:table-cell office:value-type="float" office:value="1101" calcext:value-type="float">
            <text:p>1101</text:p>
          </table:table-cell>
          <table:table-cell office:value-type="float" office:value="2523" calcext:value-type="float">
            <text:p>2523</text:p>
          </table:table-cell>
          <table:table-cell office:value-type="float" office:value="3624" calcext:value-type="float">
            <text:p>3624</text:p>
          </table:table-cell>
          <table:table-cell/>
          <table:table-cell table:formula="of:=[.E7]-[.F7]" office:value-type="float" office:value="22913" calcext:value-type="float">
            <text:p>22913</text:p>
          </table:table-cell>
          <table:table-cell table:formula="of:=[.H7]-[.D7]" office:value-type="float" office:value="7753" calcext:value-type="float">
            <text:p>7753</text:p>
          </table:table-cell>
        </table:table-row>
        <table:table-row table:style-name="ro1">
          <table:table-cell table:formula="of:=[$'on-demand'.A8]" office:value-type="string" office:string-value="Allowed qualifiers" calcext:value-type="string">
            <text:p>Allowed qualifiers</text:p>
          </table:table-cell>
          <table:table-cell table:formula="of:=[$'on-demand'.B8]" office:value-type="string" office:string-value="Q21510851" calcext:value-type="string">
            <text:p>Q21510851</text:p>
          </table:table-cell>
          <table:table-cell table:formula="of:=[$'on-demand'.C8]" office:value-type="float" office:value="303" calcext:value-type="float">
            <text:p>303</text:p>
          </table:table-cell>
          <table:table-cell office:value-type="float" office:value="363" calcext:value-type="float">
            <text:p>363</text:p>
          </table:table-cell>
          <table:table-cell office:value-type="float" office:value="25376" calcext:value-type="float">
            <text:p>25376</text:p>
          </table:table-cell>
          <table:table-cell office:value-type="float" office:value="17122" calcext:value-type="float">
            <text:p>17122</text:p>
          </table:table-cell>
          <table:table-cell office:value-type="float" office:value="2120" calcext:value-type="float">
            <text:p>2120</text:p>
          </table:table-cell>
          <table:table-cell office:value-type="float" office:value="13798" calcext:value-type="float">
            <text:p>13798</text:p>
          </table:table-cell>
          <table:table-cell office:value-type="float" office:value="315" calcext:value-type="float">
            <text:p>315</text:p>
          </table:table-cell>
          <table:table-cell office:value-type="float" office:value="1425" calcext:value-type="float">
            <text:p>1425</text:p>
          </table:table-cell>
          <table:table-cell office:value-type="float" office:value="1740" calcext:value-type="float">
            <text:p>1740</text:p>
          </table:table-cell>
          <table:table-cell/>
          <table:table-cell table:formula="of:=[.E8]-[.F8]" office:value-type="float" office:value="8254" calcext:value-type="float">
            <text:p>8254</text:p>
          </table:table-cell>
          <table:table-cell table:formula="of:=[.H8]-[.D8]" office:value-type="float" office:value="13435" calcext:value-type="float">
            <text:p>13435</text:p>
          </table:table-cell>
        </table:table-row>
        <table:table-row table:style-name="ro1">
          <table:table-cell table:formula="of:=[$'on-demand'.A9]" office:value-type="string" office:string-value="One-of" calcext:value-type="string">
            <text:p>One-of</text:p>
          </table:table-cell>
          <table:table-cell table:formula="of:=[$'on-demand'.B9]" office:value-type="string" office:string-value="Q21510859" calcext:value-type="string">
            <text:p>Q21510859</text:p>
          </table:table-cell>
          <table:table-cell table:formula="of:=[$'on-demand'.C9]"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155067" calcext:value-type="float">
            <text:p>155067</text:p>
          </table:table-cell>
          <table:table-cell office:value-type="float" office:value="95613" calcext:value-type="float">
            <text:p>95613</text:p>
          </table:table-cell>
          <table:table-cell office:value-type="float" office:value="5916" calcext:value-type="float">
            <text:p>5916</text:p>
          </table:table-cell>
          <table:table-cell office:value-type="float" office:value="5581769" calcext:value-type="float">
            <text:p>5581769</text:p>
          </table:table-cell>
          <table:table-cell office:value-type="float" office:value="351" calcext:value-type="float">
            <text:p>351</text:p>
          </table:table-cell>
          <table:table-cell office:value-type="float" office:value="4428" calcext:value-type="float">
            <text:p>4428</text:p>
          </table:table-cell>
          <table:table-cell office:value-type="float" office:value="4779" calcext:value-type="float">
            <text:p>4779</text:p>
          </table:table-cell>
          <table:table-cell/>
          <table:table-cell table:formula="of:=[.E9]-[.F9]" office:value-type="float" office:value="59454" calcext:value-type="float">
            <text:p>59454</text:p>
          </table:table-cell>
          <table:table-cell table:formula="of:=[.H9]-[.D9]" office:value-type="float" office:value="5581761" calcext:value-type="float">
            <text:p>5581761</text:p>
          </table:table-cell>
        </table:table-row>
        <table:table-row table:style-name="ro1">
          <table:table-cell table:formula="of:=[$'on-demand'.A10]" office:value-type="string" office:string-value="One-of qualifier value" calcext:value-type="string">
            <text:p>One-of qualifier value</text:p>
          </table:table-cell>
          <table:table-cell table:formula="of:=[$'on-demand'.B10]" office:value-type="string" office:string-value="Q52712340" calcext:value-type="string">
            <text:p>Q52712340</text:p>
          </table:table-cell>
          <table:table-cell table:formula="of:=[$'on-demand'.C1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74" calcext:value-type="float">
            <text:p>26774</text:p>
          </table:table-cell>
          <table:table-cell office:value-type="float" office:value="82" calcext:value-type="float">
            <text:p>82</text:p>
          </table:table-cell>
          <table:table-cell office:value-type="float" office:value="183" calcext:value-type="float">
            <text:p>183</text:p>
          </table:table-cell>
          <table:table-cell office:value-type="float" office:value="70490" calcext:value-type="float">
            <text:p>704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10]-[.F10]" office:value-type="float" office:value="26692" calcext:value-type="float">
            <text:p>26692</text:p>
          </table:table-cell>
          <table:table-cell table:formula="of:=[.H10]-[.D10]" office:value-type="float" office:value="70490" calcext:value-type="float">
            <text:p>70490</text:p>
          </table:table-cell>
        </table:table-row>
        <table:table-row table:style-name="ro1">
          <table:table-cell table:formula="of:=[$'on-demand'.A11]" office:value-type="string" office:string-value="Item requires statement" calcext:value-type="string">
            <text:p>Item requires statement</text:p>
          </table:table-cell>
          <table:table-cell table:formula="of:=[$'on-demand'.B11]" office:value-type="string" office:string-value="Q21503247" calcext:value-type="string">
            <text:p>Q21503247</text:p>
          </table:table-cell>
          <table:table-cell table:formula="of:=[$'on-demand'.C11]" office:value-type="float" office:value="4265" calcext:value-type="float">
            <text:p>4,265</text:p>
          </table:table-cell>
          <table:table-cell office:value-type="float" office:value="3636" calcext:value-type="float">
            <text:p>3636</text:p>
          </table:table-cell>
          <table:table-cell office:value-type="float" office:value="7766304" calcext:value-type="float">
            <text:p>7766304</text:p>
          </table:table-cell>
          <table:table-cell office:value-type="float" office:value="82" calcext:value-type="float">
            <text:p>82</text:p>
          </table:table-cell>
          <table:table-cell office:value-type="float" office:value="839946" calcext:value-type="float">
            <text:p>839946</text:p>
          </table:table-cell>
          <table:table-cell office:value-type="float" office:value="70490" calcext:value-type="float">
            <text:p>70490</text:p>
          </table:table-cell>
          <table:table-cell office:value-type="float" office:value="15869" calcext:value-type="float">
            <text:p>15869</text:p>
          </table:table-cell>
          <table:table-cell office:value-type="float" office:value="13216" calcext:value-type="float">
            <text:p>13216</text:p>
          </table:table-cell>
          <table:table-cell office:value-type="float" office:value="29085" calcext:value-type="float">
            <text:p>29085</text:p>
          </table:table-cell>
          <table:table-cell/>
          <table:table-cell table:formula="of:=[.E11]-[.F11]" office:value-type="float" office:value="7766222" calcext:value-type="float">
            <text:p>7766222</text:p>
          </table:table-cell>
          <table:table-cell table:formula="of:=[.H11]-[.D11]" office:value-type="float" office:value="66854" calcext:value-type="float">
            <text:p>66854</text:p>
          </table:table-cell>
        </table:table-row>
        <table:table-row table:style-name="ro1">
          <table:table-cell table:formula="of:=[$'on-demand'.A12]" office:value-type="string" office:string-value="Value requires statement" calcext:value-type="string">
            <text:p>Value requires statement</text:p>
          </table:table-cell>
          <table:table-cell table:formula="of:=[$'on-demand'.B12]" office:value-type="string" office:string-value="Q21510864" calcext:value-type="string">
            <text:p>Q21510864</text:p>
          </table:table-cell>
          <table:table-cell table:formula="of:=[$'on-demand'.C12]"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float" office:value="295451" calcext:value-type="float">
            <text:p>295451</text:p>
          </table:table-cell>
          <table:table-cell office:value-type="float" office:value="176467" calcext:value-type="float">
            <text:p>176467</text:p>
          </table:table-cell>
          <table:table-cell office:value-type="float" office:value="24433" calcext:value-type="float">
            <text:p>24433</text:p>
          </table:table-cell>
          <table:table-cell office:value-type="float" office:value="5531875" calcext:value-type="float">
            <text:p>5531875</text:p>
          </table:table-cell>
          <table:table-cell office:value-type="float" office:value="850" calcext:value-type="float">
            <text:p>850</text:p>
          </table:table-cell>
          <table:table-cell office:value-type="float" office:value="708" calcext:value-type="float">
            <text:p>708</text:p>
          </table:table-cell>
          <table:table-cell office:value-type="float" office:value="1558" calcext:value-type="float">
            <text:p>1558</text:p>
          </table:table-cell>
          <table:table-cell/>
          <table:table-cell table:formula="of:=[.E12]-[.F12]" office:value-type="float" office:value="118984" calcext:value-type="float">
            <text:p>118984</text:p>
          </table:table-cell>
          <table:table-cell table:formula="of:=[.H12]-[.D12]" office:value-type="float" office:value="5531872" calcext:value-type="float">
            <text:p>5531872</text:p>
          </table:table-cell>
        </table:table-row>
        <table:table-row table:style-name="ro1">
          <table:table-cell table:formula="of:=[$'on-demand'.A13]" office:value-type="string" office:string-value="Inverse" calcext:value-type="string">
            <text:p>Inverse</text:p>
          </table:table-cell>
          <table:table-cell table:formula="of:=[$'on-demand'.B13]" office:value-type="string" office:string-value="Q21510855" calcext:value-type="string">
            <text:p>Q21510855</text:p>
          </table:table-cell>
          <table:table-cell table:formula="of:=[$'on-demand'.C13]"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69723" calcext:value-type="float">
            <text:p>69723</text:p>
          </table:table-cell>
          <table:table-cell office:value-type="float" office:value="15398" calcext:value-type="float">
            <text:p>15398</text:p>
          </table:table-cell>
          <table:table-cell office:value-type="float" office:value="11526" calcext:value-type="float">
            <text:p>11526</text:p>
          </table:table-cell>
          <table:table-cell office:value-type="float" office:value="1155" calcext:value-type="float">
            <text:p>1155</text:p>
          </table:table-cell>
          <table:table-cell office:value-type="float" office:value="585" calcext:value-type="float">
            <text:p>585</text:p>
          </table:table-cell>
          <table:table-cell office:value-type="float" office:value="468" calcext:value-type="float">
            <text:p>468</text:p>
          </table:table-cell>
          <table:table-cell office:value-type="float" office:value="1053" calcext:value-type="float">
            <text:p>1053</text:p>
          </table:table-cell>
          <table:table-cell/>
          <table:table-cell table:formula="of:=[.E13]-[.F13]" office:value-type="float" office:value="54325" calcext:value-type="float">
            <text:p>54325</text:p>
          </table:table-cell>
          <table:table-cell table:formula="of:=[.H13]-[.D13]" office:value-type="float" office:value="1154" calcext:value-type="float">
            <text:p>1154</text:p>
          </table:table-cell>
        </table:table-row>
        <table:table-row table:style-name="ro1">
          <table:table-cell table:formula="of:=[$'on-demand'.A14]" office:value-type="string" office:string-value="Symmetric" calcext:value-type="string">
            <text:p>Symmetric</text:p>
          </table:table-cell>
          <table:table-cell table:formula="of:=[$'on-demand'.B14]" office:value-type="string" office:string-value="Q21510862" calcext:value-type="string">
            <text:p>Q21510862</text:p>
          </table:table-cell>
          <table:table-cell table:formula="of:=[$'on-demand'.C14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65096" calcext:value-type="float">
            <text:p>165096</text:p>
          </table:table-cell>
          <table:table-cell office:value-type="float" office:value="28713" calcext:value-type="float">
            <text:p>28713</text:p>
          </table:table-cell>
          <table:table-cell office:value-type="float" office:value="11376" calcext:value-type="float">
            <text:p>11376</text:p>
          </table:table-cell>
          <table:table-cell office:value-type="float" office:value="5529717" calcext:value-type="float">
            <text:p>5529717</text:p>
          </table:table-cell>
          <table:table-cell office:value-type="float" office:value="170" calcext:value-type="float">
            <text:p>170</text:p>
          </table:table-cell>
          <table:table-cell office:value-type="float" office:value="136" calcext:value-type="float">
            <text:p>136</text:p>
          </table:table-cell>
          <table:table-cell office:value-type="float" office:value="306" calcext:value-type="float">
            <text:p>306</text:p>
          </table:table-cell>
          <table:table-cell/>
          <table:table-cell table:formula="of:=[.E14]-[.F14]" office:value-type="float" office:value="136383" calcext:value-type="float">
            <text:p>136383</text:p>
          </table:table-cell>
          <table:table-cell table:formula="of:=[.H14]-[.D14]" office:value-type="float" office:value="5529717" calcext:value-type="float">
            <text:p>5529717</text:p>
          </table:table-cell>
        </table:table-row>
        <table:table-row table:style-name="ro1">
          <table:table-cell table:formula="of:=[$'on-demand'.A15]" office:value-type="string" office:string-value="Multi-value" calcext:value-type="string">
            <text:p>Multi-value</text:p>
          </table:table-cell>
          <table:table-cell table:formula="of:=[$'on-demand'.B15]" office:value-type="string" office:string-value="Q21510857" calcext:value-type="string">
            <text:p>Q21510857</text:p>
          </table:table-cell>
          <table:table-cell table:formula="of:=[$'on-demand'.C15]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4797" calcext:value-type="float">
            <text:p>94797</text:p>
          </table:table-cell>
          <table:table-cell office:value-type="float" office:value="53996" calcext:value-type="float">
            <text:p>53996</text:p>
          </table:table-cell>
          <table:table-cell office:value-type="float" office:value="10950" calcext:value-type="float">
            <text:p>10950</text:p>
          </table:table-cell>
          <table:table-cell office:value-type="float" office:value="1849" calcext:value-type="float">
            <text:p>1849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E15]-[.F15]" office:value-type="float" office:value="40801" calcext:value-type="float">
            <text:p>40801</text:p>
          </table:table-cell>
          <table:table-cell table:formula="of:=[.H15]-[.D15]" office:value-type="float" office:value="1844" calcext:value-type="float">
            <text:p>1844</text:p>
          </table:table-cell>
        </table:table-row>
        <table:table-row table:style-name="ro1">
          <table:table-cell table:formula="of:=[$'on-demand'.A16]" office:value-type="string" office:string-value="Single value" calcext:value-type="string">
            <text:p>Single value</text:p>
          </table:table-cell>
          <table:table-cell table:formula="of:=[$'on-demand'.B16]" office:value-type="string" office:string-value="Q19474404" calcext:value-type="string">
            <text:p>Q19474404</text:p>
          </table:table-cell>
          <table:table-cell table:formula="of:=[$'on-demand'.C16]" office:value-type="float" office:value="2909" calcext:value-type="float">
            <text:p>2,909</text:p>
          </table:table-cell>
          <table:table-cell office:value-type="float" office:value="0" calcext:value-type="float">
            <text:p>0</text:p>
          </table:table-cell>
          <table:table-cell office:value-type="float" office:value="8082794" calcext:value-type="float">
            <text:p>8082794</text:p>
          </table:table-cell>
          <table:table-cell office:value-type="float" office:value="53996" calcext:value-type="float">
            <text:p>53996</text:p>
          </table:table-cell>
          <table:table-cell office:value-type="float" office:value="9442" calcext:value-type="float">
            <text:p>9442</text:p>
          </table:table-cell>
          <table:table-cell office:value-type="float" office:value="1849" calcext:value-type="float">
            <text:p>1849</text:p>
          </table:table-cell>
          <table:table-cell office:value-type="float" office:value="12339" calcext:value-type="float">
            <text:p>12339</text:p>
          </table:table-cell>
          <table:table-cell office:value-type="float" office:value="12183" calcext:value-type="float">
            <text:p>12183</text:p>
          </table:table-cell>
          <table:table-cell office:value-type="float" office:value="24522" calcext:value-type="float">
            <text:p>24522</text:p>
          </table:table-cell>
          <table:table-cell/>
          <table:table-cell table:formula="of:=[.E16]-[.F16]" office:value-type="float" office:value="8028798" calcext:value-type="float">
            <text:p>8028798</text:p>
          </table:table-cell>
          <table:table-cell table:formula="of:=[.H16]-[.D16]" office:value-type="float" office:value="1849" calcext:value-type="float">
            <text:p>1849</text:p>
          </table:table-cell>
        </table:table-row>
        <table:table-row table:style-name="ro1">
          <table:table-cell table:formula="of:=[$'on-demand'.A17]" office:value-type="string" office:string-value="Mandatory qualifier" calcext:value-type="string">
            <text:p>Mandatory qualifier</text:p>
          </table:table-cell>
          <table:table-cell table:formula="of:=[$'on-demand'.B17]" office:value-type="string" office:string-value="Q21510856" calcext:value-type="string">
            <text:p>Q21510856</text:p>
          </table:table-cell>
          <table:table-cell table:formula="of:=[$'on-demand'.C17]" office:value-type="float" office:value="203" calcext:value-type="float">
            <text:p>203</text:p>
          </table:table-cell>
          <table:table-cell office:value-type="float" office:value="13" calcext:value-type="float">
            <text:p>13</text:p>
          </table:table-cell>
          <table:table-cell office:value-type="float" office:value="41553" calcext:value-type="float">
            <text:p>41553</text:p>
          </table:table-cell>
          <table:table-cell office:value-type="float" office:value="25284" calcext:value-type="float">
            <text:p>25284</text:p>
          </table:table-cell>
          <table:table-cell office:value-type="float" office:value="2012" calcext:value-type="float">
            <text:p>2012</text:p>
          </table:table-cell>
          <table:table-cell office:value-type="float" office:value="1228" calcext:value-type="float">
            <text:p>1228</text:p>
          </table:table-cell>
          <table:table-cell office:value-type="float" office:value="639" calcext:value-type="float">
            <text:p>639</text:p>
          </table:table-cell>
          <table:table-cell office:value-type="float" office:value="426" calcext:value-type="float">
            <text:p>426</text:p>
          </table:table-cell>
          <table:table-cell office:value-type="float" office:value="1065" calcext:value-type="float">
            <text:p>1065</text:p>
          </table:table-cell>
          <table:table-cell/>
          <table:table-cell table:formula="of:=[.E17]-[.F17]" office:value-type="float" office:value="16269" calcext:value-type="float">
            <text:p>16269</text:p>
          </table:table-cell>
          <table:table-cell table:formula="of:=[.H17]-[.D17]" office:value-type="float" office:value="1215" calcext:value-type="float">
            <text:p>1215</text:p>
          </table:table-cell>
        </table:table-row>
        <table:table-row table:style-name="ro1">
          <table:table-cell table:formula="of:=[$'on-demand'.A18]" office:value-type="string" office:string-value="Single best value" calcext:value-type="string">
            <text:p>Single best value</text:p>
          </table:table-cell>
          <table:table-cell table:formula="of:=[$'on-demand'.B18]" office:value-type="string" office:string-value="Q52060874" calcext:value-type="string">
            <text:p>Q52060874</text:p>
          </table:table-cell>
          <table:table-cell table:formula="of:=[$'on-demand'.C18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7723" calcext:value-type="float">
            <text:p>47723</text:p>
          </table:table-cell>
          <table:table-cell office:value-type="float" office:value="159" calcext:value-type="float">
            <text:p>159</text:p>
          </table:table-cell>
          <table:table-cell office:value-type="float" office:value="188" calcext:value-type="float">
            <text:p>188</text:p>
          </table:table-cell>
          <table:table-cell office:value-type="float" office:value="71022" calcext:value-type="float">
            <text:p>710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E18]-[.F18]" office:value-type="float" office:value="47564" calcext:value-type="float">
            <text:p>47564</text:p>
          </table:table-cell>
          <table:table-cell table:formula="of:=[.H18]-[.D18]" office:value-type="float" office:value="71022" calcext:value-type="float">
            <text:p>71022</text:p>
          </table:table-cell>
        </table:table-row>
      </table:table>
      <table:table table:name="on-demand ps cs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number-columns-repeated="11" table:default-cell-style-name="Default"/>
        <table:table-row table:style-name="ro1">
          <table:table-cell table:formula="of:=[$'on-demand'.A1]" office:value-type="string" office:string-value="Name" calcext:value-type="string">
            <text:p>Name</text:p>
          </table:table-cell>
          <table:table-cell office:value-type="string" calcext:value-type="string">
            <text:p>ConstraintID</text:p>
          </table:table-cell>
          <table:table-cell table:style-name="Default" table:formula="of:=[$'on-demand'.C1]" office:value-type="string" office:string-value="Constraints" calcext:value-type="string">
            <text:p>Constraints</text:p>
          </table:table-cell>
          <table:table-cell office:value-type="string" calcext:value-type="string">
            <text:p>Violation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untime materia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erivations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Demand rules</text:p>
          </table:table-cell>
          <table:table-cell office:value-type="string" calcext:value-type="string">
            <text:p>Total rules</text:p>
          </table:table-cell>
          <table:table-cell/>
          <table:table-cell office:value-type="string" calcext:value-type="string">
            <text:p>Around time</text:p>
          </table:table-cell>
          <table:table-cell office:value-type="string" calcext:value-type="string">
            <text:p>Additional derivations</text:p>
          </table:table-cell>
        </table:table-row>
        <table:table-row table:style-name="ro1">
          <table:table-cell table:formula="of:=[$'on-demand'.A2]" office:value-type="string" office:string-value="Scope" calcext:value-type="string">
            <text:p>Scope</text:p>
          </table:table-cell>
          <table:table-cell office:value-type="string" calcext:value-type="string">
            <text:p>Q53869507</text:p>
          </table:table-cell>
          <table:table-cell table:formula="of:=[$'on-demand'.C2]" office:value-type="float" office:value="1410" calcext:value-type="float">
            <text:p>1,410</text:p>
          </table:table-cell>
          <table:table-cell office:value-type="float" office:value="7556" calcext:value-type="float">
            <text:p>7556</text:p>
          </table:table-cell>
          <table:table-cell office:value-type="float" office:value="12966" calcext:value-type="float">
            <text:p>12966</text:p>
          </table:table-cell>
          <table:table-cell office:value-type="float" office:value="154" calcext:value-type="float">
            <text:p>154</text:p>
          </table:table-cell>
          <table:table-cell office:value-type="float" office:value="2569" calcext:value-type="float">
            <text:p>2569</text:p>
          </table:table-cell>
          <table:table-cell office:value-type="float" office:value="7556" calcext:value-type="float">
            <text:p>7556</text:p>
          </table:table-cell>
          <table:table-cell office:value-type="float" office:value="2568" calcext:value-type="float">
            <text:p>2568</text:p>
          </table:table-cell>
          <table:table-cell office:value-type="float" office:value="0" calcext:value-type="float">
            <text:p>0</text:p>
          </table:table-cell>
          <table:table-cell office:value-type="float" office:value="2568" calcext:value-type="float">
            <text:p>2568</text:p>
          </table:table-cell>
          <table:table-cell/>
          <table:table-cell table:formula="of:=[.E2]-[.F2]" office:value-type="float" office:value="12812" calcext:value-type="float">
            <text:p>12812</text:p>
          </table:table-cell>
          <table:table-cell table:formula="of:=[.H2]-[.D2]" office:value-type="float" office:value="0" calcext:value-type="float">
            <text:p>0</text:p>
          </table:table-cell>
        </table:table-row>
        <table:table-row table:style-name="ro1">
          <table:table-cell table:formula="of:=[$'on-demand'.A3]" office:value-type="string" office:string-value="Conflicts with" calcext:value-type="string">
            <text:p>Conflicts with</text:p>
          </table:table-cell>
          <table:table-cell office:value-type="string" calcext:value-type="string">
            <text:p>Q21502838</text:p>
          </table:table-cell>
          <table:table-cell table:formula="of:=[$'on-demand'.C3]" office:value-type="float" office:value="781" calcext:value-type="float">
            <text:p>781</text:p>
          </table:table-cell>
          <table:table-cell office:value-type="float" office:value="103" calcext:value-type="float">
            <text:p>103</text:p>
          </table:table-cell>
          <table:table-cell office:value-type="float" office:value="18404" calcext:value-type="float">
            <text:p>18404</text:p>
          </table:table-cell>
          <table:table-cell office:value-type="float" office:value="12826" calcext:value-type="float">
            <text:p>12826</text:p>
          </table:table-cell>
          <table:table-cell office:value-type="float" office:value="1814" calcext:value-type="float">
            <text:p>1814</text:p>
          </table:table-cell>
          <table:table-cell office:value-type="float" office:value="103" calcext:value-type="float">
            <text:p>103</text:p>
          </table:table-cell>
          <table:table-cell office:value-type="float" office:value="1813" calcext:value-type="float">
            <text:p>1813</text:p>
          </table:table-cell>
          <table:table-cell office:value-type="float" office:value="0" calcext:value-type="float">
            <text:p>0</text:p>
          </table:table-cell>
          <table:table-cell office:value-type="float" office:value="1813" calcext:value-type="float">
            <text:p>1813</text:p>
          </table:table-cell>
          <table:table-cell/>
          <table:table-cell table:formula="of:=[.E3]-[.F3]" office:value-type="float" office:value="5578" calcext:value-type="float">
            <text:p>5578</text:p>
          </table:table-cell>
          <table:table-cell table:formula="of:=[.H3]-[.D3]" office:value-type="float" office:value="0" calcext:value-type="float">
            <text:p>0</text:p>
          </table:table-cell>
        </table:table-row>
        <table:table-row table:style-name="ro1">
          <table:table-cell table:formula="of:=[$'on-demand'.A4]" office:value-type="string" office:string-value="Allowed entity type" calcext:value-type="string">
            <text:p>Allowed entity type</text:p>
          </table:table-cell>
          <table:table-cell office:value-type="string" calcext:value-type="string">
            <text:p>Q52004125</text:p>
          </table:table-cell>
          <table:table-cell table:formula="of:=[$'on-demand'.C4]"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5331" calcext:value-type="float">
            <text:p>5331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E4]-[.F4]" office:value-type="float" office:value="5307" calcext:value-type="float">
            <text:p>5307</text:p>
          </table:table-cell>
          <table:table-cell table:formula="of:=[.H4]-[.D4]" office:value-type="float" office:value="0" calcext:value-type="float">
            <text:p>0</text:p>
          </table:table-cell>
        </table:table-row>
        <table:table-row table:style-name="ro1">
          <table:table-cell table:formula="of:=[$'on-demand'.A5]" office:value-type="string" office:string-value="None of" calcext:value-type="string">
            <text:p>None of</text:p>
          </table:table-cell>
          <table:table-cell office:value-type="string" calcext:value-type="string">
            <text:p>Q52558054</text:p>
          </table:table-cell>
          <table:table-cell table:formula="of:=[$'on-demand'.C5]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278" calcext:value-type="float">
            <text:p>11278</text:p>
          </table:table-cell>
          <table:table-cell office:value-type="float" office:value="187" calcext:value-type="float">
            <text:p>187</text:p>
          </table:table-cell>
          <table:table-cell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/>
          <table:table-cell table:formula="of:=[.E5]-[.F5]" office:value-type="float" office:value="11091" calcext:value-type="float">
            <text:p>11091</text:p>
          </table:table-cell>
          <table:table-cell table:formula="of:=[.H5]-[.D5]" office:value-type="float" office:value="0" calcext:value-type="float">
            <text:p>0</text:p>
          </table:table-cell>
        </table:table-row>
        <table:table-row table:style-name="ro1">
          <table:table-cell table:formula="of:=[$'on-demand'.A6]" office:value-type="string" office:string-value="Distinct values" calcext:value-type="string">
            <text:p>Distinct values</text:p>
          </table:table-cell>
          <table:table-cell office:value-type="string" calcext:value-type="string">
            <text:p>Q21502410</text:p>
          </table:table-cell>
          <table:table-cell table:formula="of:=[$'on-demand'.C6]" office:value-type="float" office:value="2843" calcext:value-type="float">
            <text:p>2,843</text:p>
          </table:table-cell>
          <table:table-cell office:value-type="float" office:value="79" calcext:value-type="float">
            <text:p>79</text:p>
          </table:table-cell>
          <table:table-cell office:value-type="float" office:value="4508810" calcext:value-type="float">
            <text:p>4508810</text:p>
          </table:table-cell>
          <table:table-cell office:value-type="float" office:value="4489380" calcext:value-type="float">
            <text:p>4489380</text:p>
          </table:table-cell>
          <table:table-cell office:value-type="float" office:value="9246" calcext:value-type="float">
            <text:p>9246</text:p>
          </table:table-cell>
          <table:table-cell office:value-type="float" office:value="165813" calcext:value-type="float">
            <text:p>165813</text:p>
          </table:table-cell>
          <table:table-cell table:number-columns-repeated="2" office:value-type="float" office:value="3077" calcext:value-type="float">
            <text:p>3077</text:p>
          </table:table-cell>
          <table:table-cell office:value-type="float" office:value="6154" calcext:value-type="float">
            <text:p>6154</text:p>
          </table:table-cell>
          <table:table-cell/>
          <table:table-cell table:formula="of:=[.E6]-[.F6]" office:value-type="float" office:value="19430" calcext:value-type="float">
            <text:p>19430</text:p>
          </table:table-cell>
          <table:table-cell table:formula="of:=[.H6]-[.D6]" office:value-type="float" office:value="165734" calcext:value-type="float">
            <text:p>165734</text:p>
          </table:table-cell>
        </table:table-row>
        <table:table-row table:style-name="ro1">
          <table:table-cell table:formula="of:=[$'on-demand'.A7]" office:value-type="string" office:string-value="Allowed units" calcext:value-type="string">
            <text:p>Allowed units</text:p>
          </table:table-cell>
          <table:table-cell office:value-type="string" calcext:value-type="string">
            <text:p>Q21514353</text:p>
          </table:table-cell>
          <table:table-cell table:formula="of:=[$'on-demand'.C7]" office:value-type="float" office:value="343" calcext:value-type="float">
            <text:p>343</text:p>
          </table:table-cell>
          <table:table-cell office:value-type="float" office:value="10245" calcext:value-type="float">
            <text:p>10245</text:p>
          </table:table-cell>
          <table:table-cell office:value-type="float" office:value="24949" calcext:value-type="float">
            <text:p>24949</text:p>
          </table:table-cell>
          <table:table-cell office:value-type="float" office:value="1941" calcext:value-type="float">
            <text:p>1941</text:p>
          </table:table-cell>
          <table:table-cell office:value-type="float" office:value="4405" calcext:value-type="float">
            <text:p>4405</text:p>
          </table:table-cell>
          <table:table-cell office:value-type="float" office:value="17998" calcext:value-type="float">
            <text:p>17998</text:p>
          </table:table-cell>
          <table:table-cell office:value-type="float" office:value="1101" calcext:value-type="float">
            <text:p>1101</text:p>
          </table:table-cell>
          <table:table-cell office:value-type="float" office:value="2523" calcext:value-type="float">
            <text:p>2523</text:p>
          </table:table-cell>
          <table:table-cell office:value-type="float" office:value="3624" calcext:value-type="float">
            <text:p>3624</text:p>
          </table:table-cell>
          <table:table-cell/>
          <table:table-cell table:formula="of:=[.E7]-[.F7]" office:value-type="float" office:value="23008" calcext:value-type="float">
            <text:p>23008</text:p>
          </table:table-cell>
          <table:table-cell table:formula="of:=[.H7]-[.D7]" office:value-type="float" office:value="7753" calcext:value-type="float">
            <text:p>7753</text:p>
          </table:table-cell>
        </table:table-row>
        <table:table-row table:style-name="ro1">
          <table:table-cell table:formula="of:=[$'on-demand'.A8]" office:value-type="string" office:string-value="Allowed qualifiers" calcext:value-type="string">
            <text:p>Allowed qualifiers</text:p>
          </table:table-cell>
          <table:table-cell office:value-type="string" calcext:value-type="string">
            <text:p>Q21510851</text:p>
          </table:table-cell>
          <table:table-cell table:formula="of:=[$'on-demand'.C8]" office:value-type="float" office:value="303" calcext:value-type="float">
            <text:p>303</text:p>
          </table:table-cell>
          <table:table-cell office:value-type="float" office:value="363" calcext:value-type="float">
            <text:p>363</text:p>
          </table:table-cell>
          <table:table-cell office:value-type="float" office:value="25007" calcext:value-type="float">
            <text:p>25007</text:p>
          </table:table-cell>
          <table:table-cell office:value-type="float" office:value="16947" calcext:value-type="float">
            <text:p>16947</text:p>
          </table:table-cell>
          <table:table-cell office:value-type="float" office:value="2120" calcext:value-type="float">
            <text:p>2120</text:p>
          </table:table-cell>
          <table:table-cell office:value-type="float" office:value="13798" calcext:value-type="float">
            <text:p>13798</text:p>
          </table:table-cell>
          <table:table-cell office:value-type="float" office:value="315" calcext:value-type="float">
            <text:p>315</text:p>
          </table:table-cell>
          <table:table-cell office:value-type="float" office:value="1425" calcext:value-type="float">
            <text:p>1425</text:p>
          </table:table-cell>
          <table:table-cell office:value-type="float" office:value="1740" calcext:value-type="float">
            <text:p>1740</text:p>
          </table:table-cell>
          <table:table-cell/>
          <table:table-cell table:formula="of:=[.E8]-[.F8]" office:value-type="float" office:value="8060" calcext:value-type="float">
            <text:p>8060</text:p>
          </table:table-cell>
          <table:table-cell table:formula="of:=[.H8]-[.D8]" office:value-type="float" office:value="13435" calcext:value-type="float">
            <text:p>13435</text:p>
          </table:table-cell>
        </table:table-row>
        <table:table-row table:style-name="ro1">
          <table:table-cell table:formula="of:=[$'on-demand'.A9]" office:value-type="string" office:string-value="One-of" calcext:value-type="string">
            <text:p>One-of</text:p>
          </table:table-cell>
          <table:table-cell office:value-type="string" calcext:value-type="string">
            <text:p>Q21510859</text:p>
          </table:table-cell>
          <table:table-cell table:formula="of:=[$'on-demand'.C9]"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155199" calcext:value-type="float">
            <text:p>155199</text:p>
          </table:table-cell>
          <table:table-cell office:value-type="float" office:value="95227" calcext:value-type="float">
            <text:p>95227</text:p>
          </table:table-cell>
          <table:table-cell office:value-type="float" office:value="5916" calcext:value-type="float">
            <text:p>5916</text:p>
          </table:table-cell>
          <table:table-cell office:value-type="float" office:value="5581769" calcext:value-type="float">
            <text:p>5581769</text:p>
          </table:table-cell>
          <table:table-cell office:value-type="float" office:value="351" calcext:value-type="float">
            <text:p>351</text:p>
          </table:table-cell>
          <table:table-cell office:value-type="float" office:value="4428" calcext:value-type="float">
            <text:p>4428</text:p>
          </table:table-cell>
          <table:table-cell office:value-type="float" office:value="4779" calcext:value-type="float">
            <text:p>4779</text:p>
          </table:table-cell>
          <table:table-cell/>
          <table:table-cell table:formula="of:=[.E9]-[.F9]" office:value-type="float" office:value="59972" calcext:value-type="float">
            <text:p>59972</text:p>
          </table:table-cell>
          <table:table-cell table:formula="of:=[.H9]-[.D9]" office:value-type="float" office:value="5581761" calcext:value-type="float">
            <text:p>5581761</text:p>
          </table:table-cell>
        </table:table-row>
        <table:table-row table:style-name="ro1">
          <table:table-cell table:formula="of:=[$'on-demand'.A10]" office:value-type="string" office:string-value="One-of qualifier value" calcext:value-type="string">
            <text:p>One-of qualifier value</text:p>
          </table:table-cell>
          <table:table-cell office:value-type="string" calcext:value-type="string">
            <text:p>Q52712340</text:p>
          </table:table-cell>
          <table:table-cell table:formula="of:=[$'on-demand'.C1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87" calcext:value-type="float">
            <text:p>26587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office:value-type="float" office:value="70490" calcext:value-type="float">
            <text:p>704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10]-[.F10]" office:value-type="float" office:value="26536" calcext:value-type="float">
            <text:p>26536</text:p>
          </table:table-cell>
          <table:table-cell table:formula="of:=[.H10]-[.D10]" office:value-type="float" office:value="70490" calcext:value-type="float">
            <text:p>70490</text:p>
          </table:table-cell>
        </table:table-row>
        <table:table-row table:style-name="ro1">
          <table:table-cell table:formula="of:=[$'on-demand'.A11]" office:value-type="string" office:string-value="Item requires statement" calcext:value-type="string">
            <text:p>Item requires statement</text:p>
          </table:table-cell>
          <table:table-cell office:value-type="string" calcext:value-type="string">
            <text:p>Q21503247</text:p>
          </table:table-cell>
          <table:table-cell table:formula="of:=[$'on-demand'.C11]" office:value-type="float" office:value="4265" calcext:value-type="float">
            <text:p>4,265</text:p>
          </table:table-cell>
          <table:table-cell office:value-type="float" office:value="3636" calcext:value-type="float">
            <text:p>3636</text:p>
          </table:table-cell>
          <table:table-cell office:value-type="float" office:value="7764954" calcext:value-type="float">
            <text:p>7764954</text:p>
          </table:table-cell>
          <table:table-cell office:value-type="float" office:value="51" calcext:value-type="float">
            <text:p>51</text:p>
          </table:table-cell>
          <table:table-cell office:value-type="float" office:value="895095" calcext:value-type="float">
            <text:p>895095</text:p>
          </table:table-cell>
          <table:table-cell office:value-type="float" office:value="70490" calcext:value-type="float">
            <text:p>70490</text:p>
          </table:table-cell>
          <table:table-cell office:value-type="float" office:value="15869" calcext:value-type="float">
            <text:p>15869</text:p>
          </table:table-cell>
          <table:table-cell office:value-type="float" office:value="13216" calcext:value-type="float">
            <text:p>13216</text:p>
          </table:table-cell>
          <table:table-cell office:value-type="float" office:value="29085" calcext:value-type="float">
            <text:p>29085</text:p>
          </table:table-cell>
          <table:table-cell/>
          <table:table-cell table:formula="of:=[.E11]-[.F11]" office:value-type="float" office:value="7764903" calcext:value-type="float">
            <text:p>7764903</text:p>
          </table:table-cell>
          <table:table-cell table:formula="of:=[.H11]-[.D11]" office:value-type="float" office:value="66854" calcext:value-type="float">
            <text:p>66854</text:p>
          </table:table-cell>
        </table:table-row>
        <table:table-row table:style-name="ro1">
          <table:table-cell table:formula="of:=[$'on-demand'.A12]" office:value-type="string" office:string-value="Value requires statement" calcext:value-type="string">
            <text:p>Value requires statement</text:p>
          </table:table-cell>
          <table:table-cell office:value-type="string" calcext:value-type="string">
            <text:p>Q21510864</text:p>
          </table:table-cell>
          <table:table-cell table:formula="of:=[$'on-demand'.C12]"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float" office:value="292340" calcext:value-type="float">
            <text:p>292340</text:p>
          </table:table-cell>
          <table:table-cell office:value-type="float" office:value="175789" calcext:value-type="float">
            <text:p>175789</text:p>
          </table:table-cell>
          <table:table-cell office:value-type="float" office:value="24444" calcext:value-type="float">
            <text:p>24444</text:p>
          </table:table-cell>
          <table:table-cell office:value-type="float" office:value="5531875" calcext:value-type="float">
            <text:p>5531875</text:p>
          </table:table-cell>
          <table:table-cell office:value-type="float" office:value="850" calcext:value-type="float">
            <text:p>850</text:p>
          </table:table-cell>
          <table:table-cell office:value-type="float" office:value="708" calcext:value-type="float">
            <text:p>708</text:p>
          </table:table-cell>
          <table:table-cell office:value-type="float" office:value="1558" calcext:value-type="float">
            <text:p>1558</text:p>
          </table:table-cell>
          <table:table-cell/>
          <table:table-cell table:formula="of:=[.E12]-[.F12]" office:value-type="float" office:value="116551" calcext:value-type="float">
            <text:p>116551</text:p>
          </table:table-cell>
          <table:table-cell table:formula="of:=[.H12]-[.D12]" office:value-type="float" office:value="5531872" calcext:value-type="float">
            <text:p>5531872</text:p>
          </table:table-cell>
        </table:table-row>
        <table:table-row table:style-name="ro1">
          <table:table-cell table:formula="of:=[$'on-demand'.A13]" office:value-type="string" office:string-value="Inverse" calcext:value-type="string">
            <text:p>Inverse</text:p>
          </table:table-cell>
          <table:table-cell office:value-type="string" calcext:value-type="string">
            <text:p>Q21510855</text:p>
          </table:table-cell>
          <table:table-cell table:formula="of:=[$'on-demand'.C13]"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65373" calcext:value-type="float">
            <text:p>65373</text:p>
          </table:table-cell>
          <table:table-cell office:value-type="float" office:value="12524" calcext:value-type="float">
            <text:p>12524</text:p>
          </table:table-cell>
          <table:table-cell office:value-type="float" office:value="11526" calcext:value-type="float">
            <text:p>11526</text:p>
          </table:table-cell>
          <table:table-cell office:value-type="float" office:value="1155" calcext:value-type="float">
            <text:p>1155</text:p>
          </table:table-cell>
          <table:table-cell office:value-type="float" office:value="585" calcext:value-type="float">
            <text:p>585</text:p>
          </table:table-cell>
          <table:table-cell office:value-type="float" office:value="468" calcext:value-type="float">
            <text:p>468</text:p>
          </table:table-cell>
          <table:table-cell office:value-type="float" office:value="1053" calcext:value-type="float">
            <text:p>1053</text:p>
          </table:table-cell>
          <table:table-cell/>
          <table:table-cell table:formula="of:=[.E13]-[.F13]" office:value-type="float" office:value="52849" calcext:value-type="float">
            <text:p>52849</text:p>
          </table:table-cell>
          <table:table-cell table:formula="of:=[.H13]-[.D13]" office:value-type="float" office:value="1154" calcext:value-type="float">
            <text:p>1154</text:p>
          </table:table-cell>
        </table:table-row>
        <table:table-row table:style-name="ro1">
          <table:table-cell table:formula="of:=[$'on-demand'.A14]" office:value-type="string" office:string-value="Symmetric" calcext:value-type="string">
            <text:p>Symmetric</text:p>
          </table:table-cell>
          <table:table-cell office:value-type="string" calcext:value-type="string">
            <text:p>Q21510862</text:p>
          </table:table-cell>
          <table:table-cell table:formula="of:=[$'on-demand'.C14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65202" calcext:value-type="float">
            <text:p>165202</text:p>
          </table:table-cell>
          <table:table-cell office:value-type="float" office:value="28802" calcext:value-type="float">
            <text:p>28802</text:p>
          </table:table-cell>
          <table:table-cell office:value-type="float" office:value="11376" calcext:value-type="float">
            <text:p>11376</text:p>
          </table:table-cell>
          <table:table-cell office:value-type="float" office:value="5529717" calcext:value-type="float">
            <text:p>5529717</text:p>
          </table:table-cell>
          <table:table-cell office:value-type="float" office:value="170" calcext:value-type="float">
            <text:p>170</text:p>
          </table:table-cell>
          <table:table-cell office:value-type="float" office:value="136" calcext:value-type="float">
            <text:p>136</text:p>
          </table:table-cell>
          <table:table-cell office:value-type="float" office:value="306" calcext:value-type="float">
            <text:p>306</text:p>
          </table:table-cell>
          <table:table-cell/>
          <table:table-cell table:formula="of:=[.E14]-[.F14]" office:value-type="float" office:value="136400" calcext:value-type="float">
            <text:p>136400</text:p>
          </table:table-cell>
          <table:table-cell table:formula="of:=[.H14]-[.D14]" office:value-type="float" office:value="5529717" calcext:value-type="float">
            <text:p>5529717</text:p>
          </table:table-cell>
        </table:table-row>
        <table:table-row table:style-name="ro1">
          <table:table-cell table:formula="of:=[$'on-demand'.A15]" office:value-type="string" office:string-value="Multi-value" calcext:value-type="string">
            <text:p>Multi-value</text:p>
          </table:table-cell>
          <table:table-cell office:value-type="string" calcext:value-type="string">
            <text:p>Q21510857</text:p>
          </table:table-cell>
          <table:table-cell table:formula="of:=[$'on-demand'.C15]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6893" calcext:value-type="float">
            <text:p>86893</text:p>
          </table:table-cell>
          <table:table-cell office:value-type="float" office:value="46373" calcext:value-type="float">
            <text:p>46373</text:p>
          </table:table-cell>
          <table:table-cell office:value-type="float" office:value="10977" calcext:value-type="float">
            <text:p>10977</text:p>
          </table:table-cell>
          <table:table-cell office:value-type="float" office:value="1849" calcext:value-type="float">
            <text:p>1849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E15]-[.F15]" office:value-type="float" office:value="40520" calcext:value-type="float">
            <text:p>40520</text:p>
          </table:table-cell>
          <table:table-cell table:formula="of:=[.H15]-[.D15]" office:value-type="float" office:value="1844" calcext:value-type="float">
            <text:p>1844</text:p>
          </table:table-cell>
        </table:table-row>
        <table:table-row table:style-name="ro1">
          <table:table-cell table:formula="of:=[$'on-demand'.A16]" office:value-type="string" office:string-value="Single value" calcext:value-type="string">
            <text:p>Single value</text:p>
          </table:table-cell>
          <table:table-cell office:value-type="string" calcext:value-type="string">
            <text:p>Q19474404</text:p>
          </table:table-cell>
          <table:table-cell table:formula="of:=[$'on-demand'.C16]" office:value-type="float" office:value="2909" calcext:value-type="float">
            <text:p>2,909</text:p>
          </table:table-cell>
          <table:table-cell office:value-type="float" office:value="0" calcext:value-type="float">
            <text:p>0</text:p>
          </table:table-cell>
          <table:table-cell office:value-type="float" office:value="8092992" calcext:value-type="float">
            <text:p>8092992</text:p>
          </table:table-cell>
          <table:table-cell office:value-type="float" office:value="46373" calcext:value-type="float">
            <text:p>46373</text:p>
          </table:table-cell>
          <table:table-cell office:value-type="float" office:value="9442" calcext:value-type="float">
            <text:p>9442</text:p>
          </table:table-cell>
          <table:table-cell office:value-type="float" office:value="1849" calcext:value-type="float">
            <text:p>1849</text:p>
          </table:table-cell>
          <table:table-cell office:value-type="float" office:value="12339" calcext:value-type="float">
            <text:p>12339</text:p>
          </table:table-cell>
          <table:table-cell office:value-type="float" office:value="12183" calcext:value-type="float">
            <text:p>12183</text:p>
          </table:table-cell>
          <table:table-cell office:value-type="float" office:value="24522" calcext:value-type="float">
            <text:p>24522</text:p>
          </table:table-cell>
          <table:table-cell/>
          <table:table-cell table:formula="of:=[.E16]-[.F16]" office:value-type="float" office:value="8046619" calcext:value-type="float">
            <text:p>8046619</text:p>
          </table:table-cell>
          <table:table-cell table:formula="of:=[.H16]-[.D16]" office:value-type="float" office:value="1849" calcext:value-type="float">
            <text:p>1849</text:p>
          </table:table-cell>
        </table:table-row>
        <table:table-row table:style-name="ro1">
          <table:table-cell table:formula="of:=[$'on-demand'.A17]" office:value-type="string" office:string-value="Mandatory qualifier" calcext:value-type="string">
            <text:p>Mandatory qualifier</text:p>
          </table:table-cell>
          <table:table-cell office:value-type="string" calcext:value-type="string">
            <text:p>Q21510856</text:p>
          </table:table-cell>
          <table:table-cell table:formula="of:=[$'on-demand'.C17]" office:value-type="float" office:value="203" calcext:value-type="float">
            <text:p>203</text:p>
          </table:table-cell>
          <table:table-cell office:value-type="float" office:value="13" calcext:value-type="float">
            <text:p>13</text:p>
          </table:table-cell>
          <table:table-cell office:value-type="float" office:value="43386" calcext:value-type="float">
            <text:p>43386</text:p>
          </table:table-cell>
          <table:table-cell office:value-type="float" office:value="25243" calcext:value-type="float">
            <text:p>25243</text:p>
          </table:table-cell>
          <table:table-cell office:value-type="float" office:value="2012" calcext:value-type="float">
            <text:p>2012</text:p>
          </table:table-cell>
          <table:table-cell office:value-type="float" office:value="1228" calcext:value-type="float">
            <text:p>1228</text:p>
          </table:table-cell>
          <table:table-cell office:value-type="float" office:value="639" calcext:value-type="float">
            <text:p>639</text:p>
          </table:table-cell>
          <table:table-cell office:value-type="float" office:value="426" calcext:value-type="float">
            <text:p>426</text:p>
          </table:table-cell>
          <table:table-cell office:value-type="float" office:value="1065" calcext:value-type="float">
            <text:p>1065</text:p>
          </table:table-cell>
          <table:table-cell/>
          <table:table-cell table:formula="of:=[.E17]-[.F17]" office:value-type="float" office:value="18143" calcext:value-type="float">
            <text:p>18143</text:p>
          </table:table-cell>
          <table:table-cell table:formula="of:=[.H17]-[.D17]" office:value-type="float" office:value="1215" calcext:value-type="float">
            <text:p>1215</text:p>
          </table:table-cell>
        </table:table-row>
        <table:table-row table:style-name="ro1">
          <table:table-cell table:formula="of:=[$'on-demand'.A18]" office:value-type="string" office:string-value="Single best value" calcext:value-type="string">
            <text:p>Single best value</text:p>
          </table:table-cell>
          <table:table-cell office:value-type="string" calcext:value-type="string">
            <text:p>Q52060874</text:p>
          </table:table-cell>
          <table:table-cell table:formula="of:=[$'on-demand'.C18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494" calcext:value-type="float">
            <text:p>45494</text:p>
          </table:table-cell>
          <table:table-cell office:value-type="float" office:value="168" calcext:value-type="float">
            <text:p>168</text:p>
          </table:table-cell>
          <table:table-cell office:value-type="float" office:value="188" calcext:value-type="float">
            <text:p>188</text:p>
          </table:table-cell>
          <table:table-cell office:value-type="float" office:value="71022" calcext:value-type="float">
            <text:p>710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E18]-[.F18]" office:value-type="float" office:value="45326" calcext:value-type="float">
            <text:p>45326</text:p>
          </table:table-cell>
          <table:table-cell table:formula="of:=[.H18]-[.D18]" office:value-type="float" office:value="71022" calcext:value-type="float">
            <text:p>71022</text:p>
          </table:table-cell>
        </table:table-row>
      </table:table>
      <table:table table:name="runtimes" table:style-name="ta1">
        <table:shapes>
          <draw:frame draw:z-index="0" draw:style-name="gr1" draw:text-style-name="P1" svg:width="159.99mm" svg:height="89.99mm" svg:x="0mm" svg:y="87.33mm">
            <loext:p draw:notify-on-update-of-ranges="runtimes.A2:runtimes.A18 runtimes.B1:runtimes.B1 runtimes.B2:runtimes.B18 runtimes.C1:runtimes.C1 runtimes.C2:runtimes.C18 runtimes.D1:runtimes.D1 runtimes.D2:runtimes.D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3.81mm" svg:y="87.59mm">
            <loext:p draw:notify-on-update-of-ranges="runtimes.A2:runtimes.A18 runtimes.E1:runtimes.E1 runtimes.E2:runtimes.E18 runtimes.F1:runtimes.F1 runtimes.F2:runtimes.F18 runtimes.G1:runtimes.G1 runtimes.G2:runtimes.G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29.12mm" svg:y="88.66mm">
            <loext:p draw:notify-on-update-of-ranges="runtimes.A2:runtimes.A18 runtimes.H1:runtimes.H1 runtimes.H2:runtimes.H18 runtimes.I1:runtimes.I1 runtimes.I2:runtimes.I18 runtimes.J1:runtimes.J1 runtimes.J2:runtimes.J1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row table:style-name="ro1">
          <table:table-cell table:formula="of:=[$'on-demand'.A1]" office:value-type="string" office:string-value="Name" calcext:value-type="string">
            <text:p>Name</text:p>
          </table:table-cell>
          <table:table-cell table:style-name="Default" office:value-type="string" calcext:value-type="string">
            <text:p>Total time on-demand</text:p>
          </table:table-cell>
          <table:table-cell table:style-name="Default" office:value-type="string" calcext:value-type="string">
            <text:p>Total time ps</text:p>
          </table:table-cell>
          <table:table-cell table:style-name="Default" office:value-type="string" calcext:value-type="string">
            <text:p>Total time ps cs</text:p>
          </table:table-cell>
          <table:table-cell table:style-name="Default" office:value-type="string" calcext:value-type="string">
            <text:p>Runtime on-demand</text:p>
          </table:table-cell>
          <table:table-cell table:style-name="Default" office:value-type="string" calcext:value-type="string">
            <text:p>Runtime ps</text:p>
          </table:table-cell>
          <table:table-cell table:style-name="Default" office:value-type="string" calcext:value-type="string">
            <text:p>Runtime cs</text:p>
          </table:table-cell>
          <table:table-cell table:style-name="Default" office:value-type="string" calcext:value-type="string">
            <text:p>Around time</text:p>
          </table:table-cell>
          <table:table-cell table:style-name="Default" office:value-type="string" calcext:value-type="string">
            <text:p>Around time ps</text:p>
          </table:table-cell>
          <table:table-cell table:style-name="Default" office:value-type="string" calcext:value-type="string">
            <text:p>Around time ps cs</text:p>
          </table:table-cell>
        </table:table-row>
        <table:table-row table:style-name="ro1">
          <table:table-cell table:formula="of:=[$'on-demand'.A2]" office:value-type="string" office:string-value="Scope" calcext:value-type="string">
            <text:p>Scope</text:p>
          </table:table-cell>
          <table:table-cell table:formula="of:=[$'on-demand'.E2]" office:value-type="float" office:value="13260" calcext:value-type="float">
            <text:p>13,260</text:p>
          </table:table-cell>
          <table:table-cell table:formula="of:=[$'on-demand ps'.E2]" office:value-type="float" office:value="12822" calcext:value-type="float">
            <text:p>12,822</text:p>
          </table:table-cell>
          <table:table-cell table:formula="of:=[$'on-demand ps cs'.E2]" office:value-type="float" office:value="12966" calcext:value-type="float">
            <text:p>12,966</text:p>
          </table:table-cell>
          <table:table-cell table:formula="of:=[$'on-demand'.F2]" office:value-type="float" office:value="727" calcext:value-type="float">
            <text:p>727</text:p>
          </table:table-cell>
          <table:table-cell table:formula="of:=[$'on-demand ps'.F2]" office:value-type="float" office:value="155" calcext:value-type="float">
            <text:p>155</text:p>
          </table:table-cell>
          <table:table-cell table:formula="of:=[$'on-demand ps cs'.F2]" office:value-type="float" office:value="154" calcext:value-type="float">
            <text:p>154</text:p>
          </table:table-cell>
          <table:table-cell table:formula="of:=[$'on-demand'.M2]" office:value-type="float" office:value="12533" calcext:value-type="float">
            <text:p>12,533</text:p>
          </table:table-cell>
          <table:table-cell table:formula="of:=[$'on-demand ps'.M2]" office:value-type="float" office:value="12667" calcext:value-type="float">
            <text:p>12,667</text:p>
          </table:table-cell>
          <table:table-cell table:formula="of:=[$'on-demand ps cs'.M2]" office:value-type="float" office:value="12812" calcext:value-type="float">
            <text:p>12,812</text:p>
          </table:table-cell>
        </table:table-row>
        <table:table-row table:style-name="ro1">
          <table:table-cell table:formula="of:=[$'on-demand'.A3]" office:value-type="string" office:string-value="Conflicts with" calcext:value-type="string">
            <text:p>Conflicts with</text:p>
          </table:table-cell>
          <table:table-cell table:formula="of:=[$'on-demand'.E3]" office:value-type="float" office:value="13651" calcext:value-type="float">
            <text:p>13,651</text:p>
          </table:table-cell>
          <table:table-cell table:formula="of:=[$'on-demand ps'.E3]" office:value-type="float" office:value="17769" calcext:value-type="float">
            <text:p>17,769</text:p>
          </table:table-cell>
          <table:table-cell table:formula="of:=[$'on-demand ps cs'.E3]" office:value-type="float" office:value="18404" calcext:value-type="float">
            <text:p>18,404</text:p>
          </table:table-cell>
          <table:table-cell table:formula="of:=[$'on-demand'.F3]" office:value-type="float" office:value="8219" calcext:value-type="float">
            <text:p>8,219</text:p>
          </table:table-cell>
          <table:table-cell table:formula="of:=[$'on-demand ps'.F3]" office:value-type="float" office:value="12324" calcext:value-type="float">
            <text:p>12,324</text:p>
          </table:table-cell>
          <table:table-cell table:formula="of:=[$'on-demand ps cs'.F3]" office:value-type="float" office:value="12826" calcext:value-type="float">
            <text:p>12,826</text:p>
          </table:table-cell>
          <table:table-cell table:formula="of:=[$'on-demand'.M3]" office:value-type="float" office:value="5432" calcext:value-type="float">
            <text:p>5,432</text:p>
          </table:table-cell>
          <table:table-cell table:formula="of:=[$'on-demand ps'.M3]" office:value-type="float" office:value="5445" calcext:value-type="float">
            <text:p>5,445</text:p>
          </table:table-cell>
          <table:table-cell table:formula="of:=[$'on-demand ps cs'.M3]" office:value-type="float" office:value="5578" calcext:value-type="float">
            <text:p>5,578</text:p>
          </table:table-cell>
        </table:table-row>
        <table:table-row table:style-name="ro1">
          <table:table-cell table:formula="of:=[$'on-demand'.A4]" office:value-type="string" office:string-value="Allowed entity type" calcext:value-type="string">
            <text:p>Allowed entity type</text:p>
          </table:table-cell>
          <table:table-cell table:formula="of:=[$'on-demand'.E4]" office:value-type="float" office:value="5640" calcext:value-type="float">
            <text:p>5,640</text:p>
          </table:table-cell>
          <table:table-cell table:formula="of:=[$'on-demand ps'.E4]" office:value-type="float" office:value="5381" calcext:value-type="float">
            <text:p>5,381</text:p>
          </table:table-cell>
          <table:table-cell table:formula="of:=[$'on-demand ps cs'.E4]" office:value-type="float" office:value="5331" calcext:value-type="float">
            <text:p>5,331</text:p>
          </table:table-cell>
          <table:table-cell table:formula="of:=[$'on-demand'.F4]" office:value-type="float" office:value="456" calcext:value-type="float">
            <text:p>456</text:p>
          </table:table-cell>
          <table:table-cell table:formula="of:=[$'on-demand ps'.F4]" office:value-type="float" office:value="27" calcext:value-type="float">
            <text:p>27</text:p>
          </table:table-cell>
          <table:table-cell table:formula="of:=[$'on-demand ps cs'.F4]" office:value-type="float" office:value="24" calcext:value-type="float">
            <text:p>24</text:p>
          </table:table-cell>
          <table:table-cell table:formula="of:=[$'on-demand'.M4]" office:value-type="float" office:value="5184" calcext:value-type="float">
            <text:p>5,184</text:p>
          </table:table-cell>
          <table:table-cell table:formula="of:=[$'on-demand ps'.M4]" office:value-type="float" office:value="5354" calcext:value-type="float">
            <text:p>5,354</text:p>
          </table:table-cell>
          <table:table-cell table:formula="of:=[$'on-demand ps cs'.M4]" office:value-type="float" office:value="5307" calcext:value-type="float">
            <text:p>5,307</text:p>
          </table:table-cell>
        </table:table-row>
        <table:table-row table:style-name="ro1">
          <table:table-cell table:formula="of:=[$'on-demand'.A5]" office:value-type="string" office:string-value="None of" calcext:value-type="string">
            <text:p>None of</text:p>
          </table:table-cell>
          <table:table-cell table:formula="of:=[$'on-demand'.E5]" office:value-type="float" office:value="11431" calcext:value-type="float">
            <text:p>11,431</text:p>
          </table:table-cell>
          <table:table-cell table:formula="of:=[$'on-demand ps'.E5]" office:value-type="float" office:value="11195" calcext:value-type="float">
            <text:p>11,195</text:p>
          </table:table-cell>
          <table:table-cell table:formula="of:=[$'on-demand ps cs'.E5]" office:value-type="float" office:value="11278" calcext:value-type="float">
            <text:p>11,278</text:p>
          </table:table-cell>
          <table:table-cell table:formula="of:=[$'on-demand'.F5]" office:value-type="float" office:value="904" calcext:value-type="float">
            <text:p>904</text:p>
          </table:table-cell>
          <table:table-cell table:formula="of:=[$'on-demand ps'.F5]" office:value-type="float" office:value="189" calcext:value-type="float">
            <text:p>189</text:p>
          </table:table-cell>
          <table:table-cell table:formula="of:=[$'on-demand ps cs'.F5]" office:value-type="float" office:value="187" calcext:value-type="float">
            <text:p>187</text:p>
          </table:table-cell>
          <table:table-cell table:formula="of:=[$'on-demand'.M5]" office:value-type="float" office:value="10527" calcext:value-type="float">
            <text:p>10,527</text:p>
          </table:table-cell>
          <table:table-cell table:formula="of:=[$'on-demand ps'.M5]" office:value-type="float" office:value="11006" calcext:value-type="float">
            <text:p>11,006</text:p>
          </table:table-cell>
          <table:table-cell table:formula="of:=[$'on-demand ps cs'.M5]" office:value-type="float" office:value="11091" calcext:value-type="float">
            <text:p>11,091</text:p>
          </table:table-cell>
        </table:table-row>
        <table:table-row table:style-name="ro1">
          <table:table-cell table:formula="of:=[$'on-demand'.A6]" office:value-type="string" office:string-value="Distinct values" calcext:value-type="string">
            <text:p>Distinct values</text:p>
          </table:table-cell>
          <table:table-cell table:formula="of:=[$'on-demand'.E6]" office:value-type="float" office:value="4511103" calcext:value-type="float">
            <text:p>4,511,103</text:p>
          </table:table-cell>
          <table:table-cell table:formula="of:=[$'on-demand ps'.E6]" office:value-type="float" office:value="4507224" calcext:value-type="float">
            <text:p>4,507,224</text:p>
          </table:table-cell>
          <table:table-cell table:formula="of:=[$'on-demand ps cs'.E6]" office:value-type="float" office:value="4508810" calcext:value-type="float">
            <text:p>4,508,810</text:p>
          </table:table-cell>
          <table:table-cell table:formula="of:=[$'on-demand'.F6]" office:value-type="float" office:value="4491927" calcext:value-type="float">
            <text:p>4,491,927</text:p>
          </table:table-cell>
          <table:table-cell table:formula="of:=[$'on-demand ps'.F6]" office:value-type="float" office:value="4487655" calcext:value-type="float">
            <text:p>4,487,655</text:p>
          </table:table-cell>
          <table:table-cell table:formula="of:=[$'on-demand ps cs'.F6]" office:value-type="float" office:value="4489380" calcext:value-type="float">
            <text:p>4,489,380</text:p>
          </table:table-cell>
          <table:table-cell table:formula="of:=[$'on-demand'.M6]" office:value-type="float" office:value="19176" calcext:value-type="float">
            <text:p>19,176</text:p>
          </table:table-cell>
          <table:table-cell table:formula="of:=[$'on-demand ps'.M6]" office:value-type="float" office:value="19569" calcext:value-type="float">
            <text:p>19,569</text:p>
          </table:table-cell>
          <table:table-cell table:formula="of:=[$'on-demand ps cs'.M6]" office:value-type="float" office:value="19430" calcext:value-type="float">
            <text:p>19,430</text:p>
          </table:table-cell>
        </table:table-row>
        <table:table-row table:style-name="ro1">
          <table:table-cell table:formula="of:=[$'on-demand'.A7]" office:value-type="string" office:string-value="Allowed units" calcext:value-type="string">
            <text:p>Allowed units</text:p>
          </table:table-cell>
          <table:table-cell table:formula="of:=[$'on-demand'.E7]" office:value-type="float" office:value="25615" calcext:value-type="float">
            <text:p>25,615</text:p>
          </table:table-cell>
          <table:table-cell table:formula="of:=[$'on-demand ps'.E7]" office:value-type="float" office:value="24865" calcext:value-type="float">
            <text:p>24,865</text:p>
          </table:table-cell>
          <table:table-cell table:formula="of:=[$'on-demand ps cs'.E7]" office:value-type="float" office:value="24949" calcext:value-type="float">
            <text:p>24,949</text:p>
          </table:table-cell>
          <table:table-cell table:formula="of:=[$'on-demand'.F7]" office:value-type="float" office:value="2862" calcext:value-type="float">
            <text:p>2,862</text:p>
          </table:table-cell>
          <table:table-cell table:formula="of:=[$'on-demand ps'.F7]" office:value-type="float" office:value="1952" calcext:value-type="float">
            <text:p>1,952</text:p>
          </table:table-cell>
          <table:table-cell table:formula="of:=[$'on-demand ps cs'.F7]" office:value-type="float" office:value="1941" calcext:value-type="float">
            <text:p>1,941</text:p>
          </table:table-cell>
          <table:table-cell table:formula="of:=[$'on-demand'.M7]" office:value-type="float" office:value="22753" calcext:value-type="float">
            <text:p>22,753</text:p>
          </table:table-cell>
          <table:table-cell table:formula="of:=[$'on-demand ps'.M7]" office:value-type="float" office:value="22913" calcext:value-type="float">
            <text:p>22,913</text:p>
          </table:table-cell>
          <table:table-cell table:formula="of:=[$'on-demand ps cs'.M7]" office:value-type="float" office:value="23008" calcext:value-type="float">
            <text:p>23,008</text:p>
          </table:table-cell>
        </table:table-row>
        <table:table-row table:style-name="ro1">
          <table:table-cell table:formula="of:=[$'on-demand'.A8]" office:value-type="string" office:string-value="Allowed qualifiers" calcext:value-type="string">
            <text:p>Allowed qualifiers</text:p>
          </table:table-cell>
          <table:table-cell table:formula="of:=[$'on-demand'.E8]" office:value-type="float" office:value="27883" calcext:value-type="float">
            <text:p>27,883</text:p>
          </table:table-cell>
          <table:table-cell table:formula="of:=[$'on-demand ps'.E8]" office:value-type="float" office:value="25376" calcext:value-type="float">
            <text:p>25,376</text:p>
          </table:table-cell>
          <table:table-cell table:formula="of:=[$'on-demand ps cs'.E8]" office:value-type="float" office:value="25007" calcext:value-type="float">
            <text:p>25,007</text:p>
          </table:table-cell>
          <table:table-cell table:formula="of:=[$'on-demand'.F8]" office:value-type="float" office:value="19992" calcext:value-type="float">
            <text:p>19,992</text:p>
          </table:table-cell>
          <table:table-cell table:formula="of:=[$'on-demand ps'.F8]" office:value-type="float" office:value="17122" calcext:value-type="float">
            <text:p>17,122</text:p>
          </table:table-cell>
          <table:table-cell table:formula="of:=[$'on-demand ps cs'.F8]" office:value-type="float" office:value="16947" calcext:value-type="float">
            <text:p>16,947</text:p>
          </table:table-cell>
          <table:table-cell table:formula="of:=[$'on-demand'.M8]" office:value-type="float" office:value="7891" calcext:value-type="float">
            <text:p>7,891</text:p>
          </table:table-cell>
          <table:table-cell table:formula="of:=[$'on-demand ps'.M8]" office:value-type="float" office:value="8254" calcext:value-type="float">
            <text:p>8,254</text:p>
          </table:table-cell>
          <table:table-cell table:formula="of:=[$'on-demand ps cs'.M8]" office:value-type="float" office:value="8060" calcext:value-type="float">
            <text:p>8,060</text:p>
          </table:table-cell>
        </table:table-row>
        <table:table-row table:style-name="ro1">
          <table:table-cell table:formula="of:=[$'on-demand'.A9]" office:value-type="string" office:string-value="One-of" calcext:value-type="string">
            <text:p>One-of</text:p>
          </table:table-cell>
          <table:table-cell table:formula="of:=[$'on-demand'.E9]" office:value-type="float" office:value="154963" calcext:value-type="float">
            <text:p>154,963</text:p>
          </table:table-cell>
          <table:table-cell table:formula="of:=[$'on-demand ps'.E9]" office:value-type="float" office:value="155067" calcext:value-type="float">
            <text:p>155,067</text:p>
          </table:table-cell>
          <table:table-cell table:formula="of:=[$'on-demand ps cs'.E9]" office:value-type="float" office:value="155199" calcext:value-type="float">
            <text:p>155,199</text:p>
          </table:table-cell>
          <table:table-cell table:formula="of:=[$'on-demand'.F9]" office:value-type="float" office:value="95079" calcext:value-type="float">
            <text:p>95,079</text:p>
          </table:table-cell>
          <table:table-cell table:formula="of:=[$'on-demand ps'.F9]" office:value-type="float" office:value="95613" calcext:value-type="float">
            <text:p>95,613</text:p>
          </table:table-cell>
          <table:table-cell table:formula="of:=[$'on-demand ps cs'.F9]" office:value-type="float" office:value="95227" calcext:value-type="float">
            <text:p>95,227</text:p>
          </table:table-cell>
          <table:table-cell table:formula="of:=[$'on-demand'.M9]" office:value-type="float" office:value="59884" calcext:value-type="float">
            <text:p>59,884</text:p>
          </table:table-cell>
          <table:table-cell table:formula="of:=[$'on-demand ps'.M9]" office:value-type="float" office:value="59454" calcext:value-type="float">
            <text:p>59,454</text:p>
          </table:table-cell>
          <table:table-cell table:formula="of:=[$'on-demand ps cs'.M9]" office:value-type="float" office:value="59972" calcext:value-type="float">
            <text:p>59,972</text:p>
          </table:table-cell>
        </table:table-row>
        <table:table-row table:style-name="ro1">
          <table:table-cell table:formula="of:=[$'on-demand'.A10]" office:value-type="string" office:string-value="One-of qualifier value" calcext:value-type="string">
            <text:p>One-of qualifier value</text:p>
          </table:table-cell>
          <table:table-cell table:formula="of:=[$'on-demand'.E10]" office:value-type="float" office:value="26556" calcext:value-type="float">
            <text:p>26,556</text:p>
          </table:table-cell>
          <table:table-cell table:formula="of:=[$'on-demand ps'.E10]" office:value-type="float" office:value="26774" calcext:value-type="float">
            <text:p>26,774</text:p>
          </table:table-cell>
          <table:table-cell table:formula="of:=[$'on-demand ps cs'.E10]" office:value-type="float" office:value="26587" calcext:value-type="float">
            <text:p>26,587</text:p>
          </table:table-cell>
          <table:table-cell table:formula="of:=[$'on-demand'.F10]" office:value-type="float" office:value="295" calcext:value-type="float">
            <text:p>295</text:p>
          </table:table-cell>
          <table:table-cell table:formula="of:=[$'on-demand ps'.F10]" office:value-type="float" office:value="82" calcext:value-type="float">
            <text:p>82</text:p>
          </table:table-cell>
          <table:table-cell table:formula="of:=[$'on-demand ps cs'.F10]" office:value-type="float" office:value="51" calcext:value-type="float">
            <text:p>51</text:p>
          </table:table-cell>
          <table:table-cell table:formula="of:=[$'on-demand'.M10]" office:value-type="float" office:value="26261" calcext:value-type="float">
            <text:p>26,261</text:p>
          </table:table-cell>
          <table:table-cell table:formula="of:=[$'on-demand ps'.M10]" office:value-type="float" office:value="26692" calcext:value-type="float">
            <text:p>26,692</text:p>
          </table:table-cell>
          <table:table-cell table:formula="of:=[$'on-demand ps cs'.M10]" office:value-type="float" office:value="26536" calcext:value-type="float">
            <text:p>26,536</text:p>
          </table:table-cell>
        </table:table-row>
        <table:table-row table:style-name="ro1">
          <table:table-cell table:formula="of:=[$'on-demand'.A11]" office:value-type="string" office:string-value="Item requires statement" calcext:value-type="string">
            <text:p>Item requires statement</text:p>
          </table:table-cell>
          <table:table-cell table:formula="of:=[$'on-demand'.E11]" office:value-type="float" office:value="7989001" calcext:value-type="float">
            <text:p>7,989,001</text:p>
          </table:table-cell>
          <table:table-cell table:formula="of:=[$'on-demand ps'.E11]" office:value-type="float" office:value="7766304" calcext:value-type="float">
            <text:p>7,766,304</text:p>
          </table:table-cell>
          <table:table-cell table:formula="of:=[$'on-demand ps cs'.E11]" office:value-type="float" office:value="7764954" calcext:value-type="float">
            <text:p>7,764,954</text:p>
          </table:table-cell>
          <table:table-cell table:formula="of:=[$'on-demand'.F11]" office:value-type="float" office:value="295" calcext:value-type="float">
            <text:p>295</text:p>
          </table:table-cell>
          <table:table-cell table:formula="of:=[$'on-demand ps'.F11]" office:value-type="float" office:value="82" calcext:value-type="float">
            <text:p>82</text:p>
          </table:table-cell>
          <table:table-cell table:formula="of:=[$'on-demand ps cs'.F11]" office:value-type="float" office:value="51" calcext:value-type="float">
            <text:p>51</text:p>
          </table:table-cell>
          <table:table-cell table:formula="of:=[$'on-demand'.M11]" office:value-type="float" office:value="7988706" calcext:value-type="float">
            <text:p>7,988,706</text:p>
          </table:table-cell>
          <table:table-cell table:formula="of:=[$'on-demand ps'.M11]" office:value-type="float" office:value="7766222" calcext:value-type="float">
            <text:p>7,766,222</text:p>
          </table:table-cell>
          <table:table-cell table:formula="of:=[$'on-demand ps cs'.M11]" office:value-type="float" office:value="7764903" calcext:value-type="float">
            <text:p>7,764,903</text:p>
          </table:table-cell>
        </table:table-row>
        <table:table-row table:style-name="ro1">
          <table:table-cell table:formula="of:=[$'on-demand'.A12]" office:value-type="string" office:string-value="Value requires statement" calcext:value-type="string">
            <text:p>Value requires statement</text:p>
          </table:table-cell>
          <table:table-cell table:formula="of:=[$'on-demand'.E12]" office:value-type="float" office:value="191032" calcext:value-type="float">
            <text:p>191,032</text:p>
          </table:table-cell>
          <table:table-cell table:formula="of:=[$'on-demand ps'.E12]" office:value-type="float" office:value="295451" calcext:value-type="float">
            <text:p>295,451</text:p>
          </table:table-cell>
          <table:table-cell table:formula="of:=[$'on-demand ps cs'.E12]" office:value-type="float" office:value="292340" calcext:value-type="float">
            <text:p>292,340</text:p>
          </table:table-cell>
          <table:table-cell table:formula="of:=[$'on-demand'.F12]" office:value-type="float" office:value="78394" calcext:value-type="float">
            <text:p>78,394</text:p>
          </table:table-cell>
          <table:table-cell table:formula="of:=[$'on-demand ps'.F12]" office:value-type="float" office:value="176467" calcext:value-type="float">
            <text:p>176,467</text:p>
          </table:table-cell>
          <table:table-cell table:formula="of:=[$'on-demand ps cs'.F12]" office:value-type="float" office:value="175789" calcext:value-type="float">
            <text:p>175,789</text:p>
          </table:table-cell>
          <table:table-cell table:formula="of:=[$'on-demand'.M12]" office:value-type="float" office:value="112638" calcext:value-type="float">
            <text:p>112,638</text:p>
          </table:table-cell>
          <table:table-cell table:formula="of:=[$'on-demand ps'.M12]" office:value-type="float" office:value="118984" calcext:value-type="float">
            <text:p>118,984</text:p>
          </table:table-cell>
          <table:table-cell table:formula="of:=[$'on-demand ps cs'.M12]" office:value-type="float" office:value="116551" calcext:value-type="float">
            <text:p>116,551</text:p>
          </table:table-cell>
        </table:table-row>
        <table:table-row table:style-name="ro1">
          <table:table-cell table:formula="of:=[$'on-demand'.A13]" office:value-type="string" office:string-value="Inverse" calcext:value-type="string">
            <text:p>Inverse</text:p>
          </table:table-cell>
          <table:table-cell table:formula="of:=[$'on-demand'.E13]" office:value-type="float" office:value="62952" calcext:value-type="float">
            <text:p>62,952</text:p>
          </table:table-cell>
          <table:table-cell table:formula="of:=[$'on-demand ps'.E13]" office:value-type="float" office:value="69723" calcext:value-type="float">
            <text:p>69,723</text:p>
          </table:table-cell>
          <table:table-cell table:formula="of:=[$'on-demand ps cs'.E13]" office:value-type="float" office:value="65373" calcext:value-type="float">
            <text:p>65,373</text:p>
          </table:table-cell>
          <table:table-cell table:formula="of:=[$'on-demand'.F13]" office:value-type="float" office:value="6468" calcext:value-type="float">
            <text:p>6,468</text:p>
          </table:table-cell>
          <table:table-cell table:formula="of:=[$'on-demand ps'.F13]" office:value-type="float" office:value="15398" calcext:value-type="float">
            <text:p>15,398</text:p>
          </table:table-cell>
          <table:table-cell table:formula="of:=[$'on-demand ps cs'.F13]" office:value-type="float" office:value="12524" calcext:value-type="float">
            <text:p>12,524</text:p>
          </table:table-cell>
          <table:table-cell table:formula="of:=[$'on-demand'.M13]" office:value-type="float" office:value="56484" calcext:value-type="float">
            <text:p>56,484</text:p>
          </table:table-cell>
          <table:table-cell table:formula="of:=[$'on-demand ps'.M13]" office:value-type="float" office:value="54325" calcext:value-type="float">
            <text:p>54,325</text:p>
          </table:table-cell>
          <table:table-cell table:formula="of:=[$'on-demand ps cs'.M13]" office:value-type="float" office:value="52849" calcext:value-type="float">
            <text:p>52,849</text:p>
          </table:table-cell>
        </table:table-row>
        <table:table-row table:style-name="ro1">
          <table:table-cell table:formula="of:=[$'on-demand'.A14]" office:value-type="string" office:string-value="Symmetric" calcext:value-type="string">
            <text:p>Symmetric</text:p>
          </table:table-cell>
          <table:table-cell table:formula="of:=[$'on-demand'.E14]" office:value-type="float" office:value="170668" calcext:value-type="float">
            <text:p>170,668</text:p>
          </table:table-cell>
          <table:table-cell table:formula="of:=[$'on-demand ps'.E14]" office:value-type="float" office:value="165096" calcext:value-type="float">
            <text:p>165,096</text:p>
          </table:table-cell>
          <table:table-cell table:formula="of:=[$'on-demand ps cs'.E14]" office:value-type="float" office:value="165202" calcext:value-type="float">
            <text:p>165,202</text:p>
          </table:table-cell>
          <table:table-cell table:formula="of:=[$'on-demand'.F14]" office:value-type="float" office:value="31724" calcext:value-type="float">
            <text:p>31,724</text:p>
          </table:table-cell>
          <table:table-cell table:formula="of:=[$'on-demand ps'.F14]" office:value-type="float" office:value="28713" calcext:value-type="float">
            <text:p>28,713</text:p>
          </table:table-cell>
          <table:table-cell table:formula="of:=[$'on-demand ps cs'.F14]" office:value-type="float" office:value="28802" calcext:value-type="float">
            <text:p>28,802</text:p>
          </table:table-cell>
          <table:table-cell table:formula="of:=[$'on-demand'.M14]" office:value-type="float" office:value="138944" calcext:value-type="float">
            <text:p>138,944</text:p>
          </table:table-cell>
          <table:table-cell table:formula="of:=[$'on-demand ps'.M14]" office:value-type="float" office:value="136383" calcext:value-type="float">
            <text:p>136,383</text:p>
          </table:table-cell>
          <table:table-cell table:formula="of:=[$'on-demand ps cs'.M14]" office:value-type="float" office:value="136400" calcext:value-type="float">
            <text:p>136,400</text:p>
          </table:table-cell>
        </table:table-row>
        <table:table-row table:style-name="ro1">
          <table:table-cell table:formula="of:=[$'on-demand'.A15]" office:value-type="string" office:string-value="Multi-value" calcext:value-type="string">
            <text:p>Multi-value</text:p>
          </table:table-cell>
          <table:table-cell table:formula="of:=[$'on-demand'.E15]" office:value-type="float" office:value="141974" calcext:value-type="float">
            <text:p>141,974</text:p>
          </table:table-cell>
          <table:table-cell table:formula="of:=[$'on-demand ps'.E15]" office:value-type="float" office:value="94797" calcext:value-type="float">
            <text:p>94,797</text:p>
          </table:table-cell>
          <table:table-cell table:formula="of:=[$'on-demand ps cs'.E15]" office:value-type="float" office:value="86893" calcext:value-type="float">
            <text:p>86,893</text:p>
          </table:table-cell>
          <table:table-cell table:formula="of:=[$'on-demand'.F15]" office:value-type="float" office:value="83830" calcext:value-type="float">
            <text:p>83,830</text:p>
          </table:table-cell>
          <table:table-cell table:formula="of:=[$'on-demand ps'.F15]" office:value-type="float" office:value="53996" calcext:value-type="float">
            <text:p>53,996</text:p>
          </table:table-cell>
          <table:table-cell table:formula="of:=[$'on-demand ps cs'.F15]" office:value-type="float" office:value="46373" calcext:value-type="float">
            <text:p>46,373</text:p>
          </table:table-cell>
          <table:table-cell table:formula="of:=[$'on-demand'.M15]" office:value-type="float" office:value="58144" calcext:value-type="float">
            <text:p>58,144</text:p>
          </table:table-cell>
          <table:table-cell table:formula="of:=[$'on-demand ps'.M15]" office:value-type="float" office:value="40801" calcext:value-type="float">
            <text:p>40,801</text:p>
          </table:table-cell>
          <table:table-cell table:formula="of:=[$'on-demand ps cs'.M15]" office:value-type="float" office:value="40520" calcext:value-type="float">
            <text:p>40,520</text:p>
          </table:table-cell>
        </table:table-row>
        <table:table-row table:style-name="ro1">
          <table:table-cell table:formula="of:=[$'on-demand'.A16]" office:value-type="string" office:string-value="Single value" calcext:value-type="string">
            <text:p>Single value</text:p>
          </table:table-cell>
          <table:table-cell table:formula="of:=[$'on-demand'.E16]" office:value-type="float" office:value="7422564" calcext:value-type="float">
            <text:p>7,422,564</text:p>
          </table:table-cell>
          <table:table-cell table:formula="of:=[$'on-demand ps'.E16]" office:value-type="float" office:value="8082794" calcext:value-type="float">
            <text:p>8,082,794</text:p>
          </table:table-cell>
          <table:table-cell table:formula="of:=[$'on-demand ps cs'.E16]" office:value-type="float" office:value="8092992" calcext:value-type="float">
            <text:p>8,092,992</text:p>
          </table:table-cell>
          <table:table-cell table:formula="of:=[$'on-demand'.F16]" office:value-type="float" office:value="83830" calcext:value-type="float">
            <text:p>83,830</text:p>
          </table:table-cell>
          <table:table-cell table:formula="of:=[$'on-demand ps'.F16]" office:value-type="float" office:value="53996" calcext:value-type="float">
            <text:p>53,996</text:p>
          </table:table-cell>
          <table:table-cell table:formula="of:=[$'on-demand ps cs'.F16]" office:value-type="float" office:value="46373" calcext:value-type="float">
            <text:p>46,373</text:p>
          </table:table-cell>
          <table:table-cell table:formula="of:=[$'on-demand'.M16]" office:value-type="float" office:value="7338734" calcext:value-type="float">
            <text:p>7,338,734</text:p>
          </table:table-cell>
          <table:table-cell table:formula="of:=[$'on-demand ps'.M16]" office:value-type="float" office:value="8028798" calcext:value-type="float">
            <text:p>8,028,798</text:p>
          </table:table-cell>
          <table:table-cell table:formula="of:=[$'on-demand ps cs'.M16]" office:value-type="float" office:value="8046619" calcext:value-type="float">
            <text:p>8,046,619</text:p>
          </table:table-cell>
        </table:table-row>
        <table:table-row table:style-name="ro1">
          <table:table-cell table:formula="of:=[$'on-demand'.A17]" office:value-type="string" office:string-value="Mandatory qualifier" calcext:value-type="string">
            <text:p>Mandatory qualifier</text:p>
          </table:table-cell>
          <table:table-cell table:formula="of:=[$'on-demand'.E17]" office:value-type="float" office:value="40873" calcext:value-type="float">
            <text:p>40,873</text:p>
          </table:table-cell>
          <table:table-cell table:formula="of:=[$'on-demand ps'.E17]" office:value-type="float" office:value="41553" calcext:value-type="float">
            <text:p>41,553</text:p>
          </table:table-cell>
          <table:table-cell table:formula="of:=[$'on-demand ps cs'.E17]" office:value-type="float" office:value="43386" calcext:value-type="float">
            <text:p>43,386</text:p>
          </table:table-cell>
          <table:table-cell table:formula="of:=[$'on-demand'.F17]" office:value-type="float" office:value="4519" calcext:value-type="float">
            <text:p>4,519</text:p>
          </table:table-cell>
          <table:table-cell table:formula="of:=[$'on-demand ps'.F17]" office:value-type="float" office:value="25284" calcext:value-type="float">
            <text:p>25,284</text:p>
          </table:table-cell>
          <table:table-cell table:formula="of:=[$'on-demand ps cs'.F17]" office:value-type="float" office:value="25243" calcext:value-type="float">
            <text:p>25,243</text:p>
          </table:table-cell>
          <table:table-cell table:formula="of:=[$'on-demand'.M17]" office:value-type="float" office:value="36354" calcext:value-type="float">
            <text:p>36,354</text:p>
          </table:table-cell>
          <table:table-cell table:formula="of:=[$'on-demand ps'.M17]" office:value-type="float" office:value="16269" calcext:value-type="float">
            <text:p>16,269</text:p>
          </table:table-cell>
          <table:table-cell table:formula="of:=[$'on-demand ps cs'.M17]" office:value-type="float" office:value="18143" calcext:value-type="float">
            <text:p>18,143</text:p>
          </table:table-cell>
        </table:table-row>
        <table:table-row table:style-name="ro1">
          <table:table-cell table:formula="of:=[$'on-demand'.A18]" office:value-type="string" office:string-value="Single best value" calcext:value-type="string">
            <text:p>Single best value</text:p>
          </table:table-cell>
          <table:table-cell table:formula="of:=[$'on-demand'.E18]" office:value-type="float" office:value="61081" calcext:value-type="float">
            <text:p>61,081</text:p>
          </table:table-cell>
          <table:table-cell table:formula="of:=[$'on-demand ps'.E18]" office:value-type="float" office:value="47723" calcext:value-type="float">
            <text:p>47,723</text:p>
          </table:table-cell>
          <table:table-cell table:formula="of:=[$'on-demand ps cs'.E18]" office:value-type="float" office:value="45494" calcext:value-type="float">
            <text:p>45,494</text:p>
          </table:table-cell>
          <table:table-cell table:formula="of:=[$'on-demand'.F18]" office:value-type="float" office:value="1012" calcext:value-type="float">
            <text:p>1,012</text:p>
          </table:table-cell>
          <table:table-cell table:formula="of:=[$'on-demand ps'.F18]" office:value-type="float" office:value="159" calcext:value-type="float">
            <text:p>159</text:p>
          </table:table-cell>
          <table:table-cell table:formula="of:=[$'on-demand ps cs'.F18]" office:value-type="float" office:value="168" calcext:value-type="float">
            <text:p>168</text:p>
          </table:table-cell>
          <table:table-cell table:formula="of:=[$'on-demand'.M18]" office:value-type="float" office:value="60069" calcext:value-type="float">
            <text:p>60,069</text:p>
          </table:table-cell>
          <table:table-cell table:formula="of:=[$'on-demand ps'.M18]" office:value-type="float" office:value="47564" calcext:value-type="float">
            <text:p>47,564</text:p>
          </table:table-cell>
          <table:table-cell table:formula="of:=[$'on-demand ps cs'.M18]" office:value-type="float" office:value="45326" calcext:value-type="float">
            <text:p>45,326</text:p>
          </table:table-cell>
        </table:table-row>
      </table:table>
      <table:table table:name="derivations" table:style-name="ta1">
        <table:shapes>
          <draw:frame draw:z-index="0" draw:style-name="gr1" draw:text-style-name="P1" svg:width="159.99mm" svg:height="89.99mm" svg:x="0mm" svg:y="86.27mm">
            <loext:p draw:notify-on-update-of-ranges="derivations.A1:derivations.A1 derivations.A6:derivations.A18 derivations.E1:derivations.E1 derivations.E6:derivations.E18 derivations.F1:derivations.F1 derivations.F6:derivations.F18 derivations.G1:derivations.G1 derivations.G6:derivations.G1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table:formula="of:=[$'on-demand'.A1]" office:value-type="string" office:string-value="Name" calcext:value-type="string">
            <text:p>Name</text:p>
          </table:table-cell>
          <table:table-cell office:value-type="string" calcext:value-type="string">
            <text:p>Derivations on-demand</text:p>
          </table:table-cell>
          <table:table-cell office:value-type="string" calcext:value-type="string">
            <text:p>Derivations ps</text:p>
          </table:table-cell>
          <table:table-cell office:value-type="string" calcext:value-type="string">
            <text:p>Derivations cs</text:p>
          </table:table-cell>
          <table:table-cell office:value-type="string" calcext:value-type="string">
            <text:p>Additional on-demand</text:p>
          </table:table-cell>
          <table:table-cell office:value-type="string" calcext:value-type="string">
            <text:p>Additional ps</text:p>
          </table:table-cell>
          <table:table-cell office:value-type="string" calcext:value-type="string">
            <text:p>Additional cs</text:p>
          </table:table-cell>
        </table:table-row>
        <table:table-row table:style-name="ro1">
          <table:table-cell table:formula="of:=[$'on-demand'.A2]" office:value-type="string" office:string-value="Scope" calcext:value-type="string">
            <text:p>Scope</text:p>
          </table:table-cell>
          <table:table-cell table:formula="of:=[$'on-demand'.H2]" office:value-type="float" office:value="7556" calcext:value-type="float">
            <text:p>7556</text:p>
          </table:table-cell>
          <table:table-cell table:formula="of:=[$'on-demand ps'.H2]" office:value-type="float" office:value="7556" calcext:value-type="float">
            <text:p>7556</text:p>
          </table:table-cell>
          <table:table-cell table:formula="of:=[$'on-demand ps cs'.H2]" office:value-type="float" office:value="7556" calcext:value-type="float">
            <text:p>7556</text:p>
          </table:table-cell>
          <table:table-cell table:formula="of:=[$'on-demand'.N2]" office:value-type="float" office:value="0" calcext:value-type="float">
            <text:p>0</text:p>
          </table:table-cell>
          <table:table-cell table:formula="of:=[$'on-demand ps'.N2]" office:value-type="float" office:value="0" calcext:value-type="float">
            <text:p>0</text:p>
          </table:table-cell>
          <table:table-cell table:formula="of:=[$'on-demand ps cs'.N2]" office:value-type="float" office:value="0" calcext:value-type="float">
            <text:p>0</text:p>
          </table:table-cell>
        </table:table-row>
        <table:table-row table:style-name="ro1">
          <table:table-cell table:formula="of:=[$'on-demand'.A3]" office:value-type="string" office:string-value="Conflicts with" calcext:value-type="string">
            <text:p>Conflicts with</text:p>
          </table:table-cell>
          <table:table-cell table:formula="of:=[$'on-demand'.H3]" office:value-type="float" office:value="142" calcext:value-type="float">
            <text:p>142</text:p>
          </table:table-cell>
          <table:table-cell table:formula="of:=[$'on-demand ps'.H3]" office:value-type="float" office:value="103" calcext:value-type="float">
            <text:p>103</text:p>
          </table:table-cell>
          <table:table-cell table:formula="of:=[$'on-demand ps cs'.H3]" office:value-type="float" office:value="103" calcext:value-type="float">
            <text:p>103</text:p>
          </table:table-cell>
          <table:table-cell table:formula="of:=[$'on-demand'.N3]" office:value-type="float" office:value="0" calcext:value-type="float">
            <text:p>0</text:p>
          </table:table-cell>
          <table:table-cell table:formula="of:=[$'on-demand ps'.N3]" office:value-type="float" office:value="0" calcext:value-type="float">
            <text:p>0</text:p>
          </table:table-cell>
          <table:table-cell table:formula="of:=[$'on-demand ps cs'.N3]" office:value-type="float" office:value="0" calcext:value-type="float">
            <text:p>0</text:p>
          </table:table-cell>
        </table:table-row>
        <table:table-row table:style-name="ro1">
          <table:table-cell table:formula="of:=[$'on-demand'.A4]" office:value-type="string" office:string-value="Allowed entity type" calcext:value-type="string">
            <text:p>Allowed entity type</text:p>
          </table:table-cell>
          <table:table-cell table:formula="of:=[$'on-demand'.H4]" office:value-type="float" office:value="45" calcext:value-type="float">
            <text:p>45</text:p>
          </table:table-cell>
          <table:table-cell table:formula="of:=[$'on-demand ps'.H4]" office:value-type="float" office:value="45" calcext:value-type="float">
            <text:p>45</text:p>
          </table:table-cell>
          <table:table-cell table:formula="of:=[$'on-demand ps cs'.H4]" office:value-type="float" office:value="45" calcext:value-type="float">
            <text:p>45</text:p>
          </table:table-cell>
          <table:table-cell table:formula="of:=[$'on-demand'.N4]" office:value-type="float" office:value="0" calcext:value-type="float">
            <text:p>0</text:p>
          </table:table-cell>
          <table:table-cell table:formula="of:=[$'on-demand ps'.N4]" office:value-type="float" office:value="0" calcext:value-type="float">
            <text:p>0</text:p>
          </table:table-cell>
          <table:table-cell table:formula="of:=[$'on-demand ps cs'.N4]" office:value-type="float" office:value="0" calcext:value-type="float">
            <text:p>0</text:p>
          </table:table-cell>
        </table:table-row>
        <table:table-row table:style-name="ro1">
          <table:table-cell table:formula="of:=[$'on-demand'.A5]" office:value-type="string" office:string-value="None of" calcext:value-type="string">
            <text:p>None of</text:p>
          </table:table-cell>
          <table:table-cell table:formula="of:=[$'on-demand'.H5]" office:value-type="float" office:value="3" calcext:value-type="float">
            <text:p>3</text:p>
          </table:table-cell>
          <table:table-cell table:formula="of:=[$'on-demand ps'.H5]" office:value-type="float" office:value="3" calcext:value-type="float">
            <text:p>3</text:p>
          </table:table-cell>
          <table:table-cell table:formula="of:=[$'on-demand ps cs'.H5]" office:value-type="float" office:value="3" calcext:value-type="float">
            <text:p>3</text:p>
          </table:table-cell>
          <table:table-cell table:formula="of:=[$'on-demand'.N5]" office:value-type="float" office:value="0" calcext:value-type="float">
            <text:p>0</text:p>
          </table:table-cell>
          <table:table-cell table:formula="of:=[$'on-demand ps'.N5]" office:value-type="float" office:value="0" calcext:value-type="float">
            <text:p>0</text:p>
          </table:table-cell>
          <table:table-cell table:formula="of:=[$'on-demand ps cs'.N5]" office:value-type="float" office:value="0" calcext:value-type="float">
            <text:p>0</text:p>
          </table:table-cell>
        </table:table-row>
        <table:table-row table:style-name="ro1">
          <table:table-cell table:formula="of:=[$'on-demand'.A6]" office:value-type="string" office:string-value="Distinct values" calcext:value-type="string">
            <text:p>Distinct values</text:p>
          </table:table-cell>
          <table:table-cell table:formula="of:=[$'on-demand'.H6]" office:value-type="float" office:value="165813" calcext:value-type="float">
            <text:p>165813</text:p>
          </table:table-cell>
          <table:table-cell table:formula="of:=[$'on-demand ps'.H6]" office:value-type="float" office:value="165813" calcext:value-type="float">
            <text:p>165813</text:p>
          </table:table-cell>
          <table:table-cell table:formula="of:=[$'on-demand ps cs'.H6]" office:value-type="float" office:value="165813" calcext:value-type="float">
            <text:p>165813</text:p>
          </table:table-cell>
          <table:table-cell table:formula="of:=[$'on-demand'.N6]" office:value-type="float" office:value="165734" calcext:value-type="float">
            <text:p>165734</text:p>
          </table:table-cell>
          <table:table-cell table:formula="of:=[$'on-demand ps'.N6]" office:value-type="float" office:value="165734" calcext:value-type="float">
            <text:p>165734</text:p>
          </table:table-cell>
          <table:table-cell table:formula="of:=[$'on-demand ps cs'.N6]" office:value-type="float" office:value="165734" calcext:value-type="float">
            <text:p>165734</text:p>
          </table:table-cell>
        </table:table-row>
        <table:table-row table:style-name="ro1">
          <table:table-cell table:formula="of:=[$'on-demand'.A7]" office:value-type="string" office:string-value="Allowed units" calcext:value-type="string">
            <text:p>Allowed units</text:p>
          </table:table-cell>
          <table:table-cell table:formula="of:=[$'on-demand'.H7]" office:value-type="float" office:value="17998" calcext:value-type="float">
            <text:p>17998</text:p>
          </table:table-cell>
          <table:table-cell table:formula="of:=[$'on-demand ps'.H7]" office:value-type="float" office:value="17998" calcext:value-type="float">
            <text:p>17998</text:p>
          </table:table-cell>
          <table:table-cell table:formula="of:=[$'on-demand ps cs'.H7]" office:value-type="float" office:value="17998" calcext:value-type="float">
            <text:p>17998</text:p>
          </table:table-cell>
          <table:table-cell table:formula="of:=[$'on-demand'.N7]" office:value-type="float" office:value="7753" calcext:value-type="float">
            <text:p>7753</text:p>
          </table:table-cell>
          <table:table-cell table:formula="of:=[$'on-demand ps'.N7]" office:value-type="float" office:value="7753" calcext:value-type="float">
            <text:p>7753</text:p>
          </table:table-cell>
          <table:table-cell table:formula="of:=[$'on-demand ps cs'.N7]" office:value-type="float" office:value="7753" calcext:value-type="float">
            <text:p>7753</text:p>
          </table:table-cell>
        </table:table-row>
        <table:table-row table:style-name="ro1">
          <table:table-cell table:formula="of:=[$'on-demand'.A8]" office:value-type="string" office:string-value="Allowed qualifiers" calcext:value-type="string">
            <text:p>Allowed qualifiers</text:p>
          </table:table-cell>
          <table:table-cell table:formula="of:=[$'on-demand'.H8]" office:value-type="float" office:value="13798" calcext:value-type="float">
            <text:p>13798</text:p>
          </table:table-cell>
          <table:table-cell table:formula="of:=[$'on-demand ps'.H8]" office:value-type="float" office:value="13798" calcext:value-type="float">
            <text:p>13798</text:p>
          </table:table-cell>
          <table:table-cell table:formula="of:=[$'on-demand ps cs'.H8]" office:value-type="float" office:value="13798" calcext:value-type="float">
            <text:p>13798</text:p>
          </table:table-cell>
          <table:table-cell table:formula="of:=[$'on-demand'.N8]" office:value-type="float" office:value="13435" calcext:value-type="float">
            <text:p>13435</text:p>
          </table:table-cell>
          <table:table-cell table:formula="of:=[$'on-demand ps'.N8]" office:value-type="float" office:value="13435" calcext:value-type="float">
            <text:p>13435</text:p>
          </table:table-cell>
          <table:table-cell table:formula="of:=[$'on-demand ps cs'.N8]" office:value-type="float" office:value="13435" calcext:value-type="float">
            <text:p>13435</text:p>
          </table:table-cell>
        </table:table-row>
        <table:table-row table:style-name="ro1">
          <table:table-cell table:formula="of:=[$'on-demand'.A9]" office:value-type="string" office:string-value="One-of" calcext:value-type="string">
            <text:p>One-of</text:p>
          </table:table-cell>
          <table:table-cell table:formula="of:=[$'on-demand'.H9]" office:value-type="float" office:value="5581769" calcext:value-type="float">
            <text:p>5581769</text:p>
          </table:table-cell>
          <table:table-cell table:formula="of:=[$'on-demand ps'.H9]" office:value-type="float" office:value="5581769" calcext:value-type="float">
            <text:p>5581769</text:p>
          </table:table-cell>
          <table:table-cell table:formula="of:=[$'on-demand ps cs'.H9]" office:value-type="float" office:value="5581769" calcext:value-type="float">
            <text:p>5581769</text:p>
          </table:table-cell>
          <table:table-cell table:formula="of:=[$'on-demand'.N9]" office:value-type="float" office:value="5581761" calcext:value-type="float">
            <text:p>5581761</text:p>
          </table:table-cell>
          <table:table-cell table:formula="of:=[$'on-demand ps'.N9]" office:value-type="float" office:value="5581761" calcext:value-type="float">
            <text:p>5581761</text:p>
          </table:table-cell>
          <table:table-cell table:formula="of:=[$'on-demand ps cs'.N9]" office:value-type="float" office:value="5581761" calcext:value-type="float">
            <text:p>5581761</text:p>
          </table:table-cell>
        </table:table-row>
        <table:table-row table:style-name="ro1">
          <table:table-cell table:formula="of:=[$'on-demand'.A10]" office:value-type="string" office:string-value="One-of qualifier value" calcext:value-type="string">
            <text:p>One-of qualifier value</text:p>
          </table:table-cell>
          <table:table-cell table:formula="of:=[$'on-demand'.H10]" office:value-type="float" office:value="70490" calcext:value-type="float">
            <text:p>70490</text:p>
          </table:table-cell>
          <table:table-cell table:formula="of:=[$'on-demand ps'.H10]" office:value-type="float" office:value="70490" calcext:value-type="float">
            <text:p>70490</text:p>
          </table:table-cell>
          <table:table-cell table:formula="of:=[$'on-demand ps cs'.H10]" office:value-type="float" office:value="70490" calcext:value-type="float">
            <text:p>70490</text:p>
          </table:table-cell>
          <table:table-cell table:formula="of:=[$'on-demand'.N10]" office:value-type="float" office:value="70490" calcext:value-type="float">
            <text:p>70490</text:p>
          </table:table-cell>
          <table:table-cell table:formula="of:=[$'on-demand ps'.N10]" office:value-type="float" office:value="70490" calcext:value-type="float">
            <text:p>70490</text:p>
          </table:table-cell>
          <table:table-cell table:formula="of:=[$'on-demand ps cs'.N10]" office:value-type="float" office:value="70490" calcext:value-type="float">
            <text:p>70490</text:p>
          </table:table-cell>
        </table:table-row>
        <table:table-row table:style-name="ro1">
          <table:table-cell table:formula="of:=[$'on-demand'.A11]" office:value-type="string" office:string-value="Item requires statement" calcext:value-type="string">
            <text:p>Item requires statement</text:p>
          </table:table-cell>
          <table:table-cell table:formula="of:=[$'on-demand'.H11]" office:value-type="float" office:value="70490" calcext:value-type="float">
            <text:p>70490</text:p>
          </table:table-cell>
          <table:table-cell table:formula="of:=[$'on-demand ps'.H11]" office:value-type="float" office:value="70490" calcext:value-type="float">
            <text:p>70490</text:p>
          </table:table-cell>
          <table:table-cell table:formula="of:=[$'on-demand ps cs'.H11]" office:value-type="float" office:value="70490" calcext:value-type="float">
            <text:p>70490</text:p>
          </table:table-cell>
          <table:table-cell table:formula="of:=[$'on-demand'.N11]" office:value-type="float" office:value="64580" calcext:value-type="float">
            <text:p>64580</text:p>
          </table:table-cell>
          <table:table-cell table:formula="of:=[$'on-demand ps'.N11]" office:value-type="float" office:value="66854" calcext:value-type="float">
            <text:p>66854</text:p>
          </table:table-cell>
          <table:table-cell table:formula="of:=[$'on-demand ps cs'.N11]" office:value-type="float" office:value="66854" calcext:value-type="float">
            <text:p>66854</text:p>
          </table:table-cell>
        </table:table-row>
        <table:table-row table:style-name="ro1">
          <table:table-cell table:formula="of:=[$'on-demand'.A12]" office:value-type="string" office:string-value="Value requires statement" calcext:value-type="string">
            <text:p>Value requires statement</text:p>
          </table:table-cell>
          <table:table-cell table:formula="of:=[$'on-demand'.H12]" office:value-type="float" office:value="5531875" calcext:value-type="float">
            <text:p>5531875</text:p>
          </table:table-cell>
          <table:table-cell table:formula="of:=[$'on-demand ps'.H12]" office:value-type="float" office:value="5531875" calcext:value-type="float">
            <text:p>5531875</text:p>
          </table:table-cell>
          <table:table-cell table:formula="of:=[$'on-demand ps cs'.H12]" office:value-type="float" office:value="5531875" calcext:value-type="float">
            <text:p>5531875</text:p>
          </table:table-cell>
          <table:table-cell table:formula="of:=[$'on-demand'.N12]" office:value-type="float" office:value="5531872" calcext:value-type="float">
            <text:p>5531872</text:p>
          </table:table-cell>
          <table:table-cell table:formula="of:=[$'on-demand ps'.N12]" office:value-type="float" office:value="5531872" calcext:value-type="float">
            <text:p>5531872</text:p>
          </table:table-cell>
          <table:table-cell table:formula="of:=[$'on-demand ps cs'.N12]" office:value-type="float" office:value="5531872" calcext:value-type="float">
            <text:p>5531872</text:p>
          </table:table-cell>
        </table:table-row>
        <table:table-row table:style-name="ro1">
          <table:table-cell table:formula="of:=[$'on-demand'.A13]" office:value-type="string" office:string-value="Inverse" calcext:value-type="string">
            <text:p>Inverse</text:p>
          </table:table-cell>
          <table:table-cell table:formula="of:=[$'on-demand'.H13]" office:value-type="float" office:value="1123" calcext:value-type="float">
            <text:p>1123</text:p>
          </table:table-cell>
          <table:table-cell table:formula="of:=[$'on-demand ps'.H13]" office:value-type="float" office:value="1155" calcext:value-type="float">
            <text:p>1155</text:p>
          </table:table-cell>
          <table:table-cell table:formula="of:=[$'on-demand ps cs'.H13]" office:value-type="float" office:value="1155" calcext:value-type="float">
            <text:p>1155</text:p>
          </table:table-cell>
          <table:table-cell table:formula="of:=[$'on-demand'.N13]" office:value-type="float" office:value="1122" calcext:value-type="float">
            <text:p>1122</text:p>
          </table:table-cell>
          <table:table-cell table:formula="of:=[$'on-demand ps'.N13]" office:value-type="float" office:value="1154" calcext:value-type="float">
            <text:p>1154</text:p>
          </table:table-cell>
          <table:table-cell table:formula="of:=[$'on-demand ps cs'.N13]" office:value-type="float" office:value="1154" calcext:value-type="float">
            <text:p>1154</text:p>
          </table:table-cell>
        </table:table-row>
        <table:table-row table:style-name="ro1">
          <table:table-cell table:formula="of:=[$'on-demand'.A14]" office:value-type="string" office:string-value="Symmetric" calcext:value-type="string">
            <text:p>Symmetric</text:p>
          </table:table-cell>
          <table:table-cell table:formula="of:=[$'on-demand'.H14]" office:value-type="float" office:value="5529694" calcext:value-type="float">
            <text:p>5529694</text:p>
          </table:table-cell>
          <table:table-cell table:formula="of:=[$'on-demand ps'.H14]" office:value-type="float" office:value="5529717" calcext:value-type="float">
            <text:p>5529717</text:p>
          </table:table-cell>
          <table:table-cell table:formula="of:=[$'on-demand ps cs'.H14]" office:value-type="float" office:value="5529717" calcext:value-type="float">
            <text:p>5529717</text:p>
          </table:table-cell>
          <table:table-cell table:formula="of:=[$'on-demand'.N14]" office:value-type="float" office:value="5529694" calcext:value-type="float">
            <text:p>5529694</text:p>
          </table:table-cell>
          <table:table-cell table:formula="of:=[$'on-demand ps'.N14]" office:value-type="float" office:value="5529717" calcext:value-type="float">
            <text:p>5529717</text:p>
          </table:table-cell>
          <table:table-cell table:formula="of:=[$'on-demand ps cs'.N14]" office:value-type="float" office:value="5529717" calcext:value-type="float">
            <text:p>5529717</text:p>
          </table:table-cell>
        </table:table-row>
        <table:table-row table:style-name="ro1">
          <table:table-cell table:formula="of:=[$'on-demand'.A15]" office:value-type="string" office:string-value="Multi-value" calcext:value-type="string">
            <text:p>Multi-value</text:p>
          </table:table-cell>
          <table:table-cell table:formula="of:=[$'on-demand'.H15]" office:value-type="float" office:value="3887" calcext:value-type="float">
            <text:p>3887</text:p>
          </table:table-cell>
          <table:table-cell table:formula="of:=[$'on-demand ps'.H15]" office:value-type="float" office:value="1849" calcext:value-type="float">
            <text:p>1849</text:p>
          </table:table-cell>
          <table:table-cell table:formula="of:=[$'on-demand ps cs'.H15]" office:value-type="float" office:value="1849" calcext:value-type="float">
            <text:p>1849</text:p>
          </table:table-cell>
          <table:table-cell table:formula="of:=[$'on-demand'.N15]" office:value-type="float" office:value="3745" calcext:value-type="float">
            <text:p>3745</text:p>
          </table:table-cell>
          <table:table-cell table:formula="of:=[$'on-demand ps'.N15]" office:value-type="float" office:value="1844" calcext:value-type="float">
            <text:p>1844</text:p>
          </table:table-cell>
          <table:table-cell table:formula="of:=[$'on-demand ps cs'.N15]" office:value-type="float" office:value="1844" calcext:value-type="float">
            <text:p>1844</text:p>
          </table:table-cell>
        </table:table-row>
        <table:table-row table:style-name="ro1">
          <table:table-cell table:formula="of:=[$'on-demand'.A16]" office:value-type="string" office:string-value="Single value" calcext:value-type="string">
            <text:p>Single value</text:p>
          </table:table-cell>
          <table:table-cell table:formula="of:=[$'on-demand'.H16]" office:value-type="float" office:value="3887" calcext:value-type="float">
            <text:p>3887</text:p>
          </table:table-cell>
          <table:table-cell table:formula="of:=[$'on-demand ps'.H16]" office:value-type="float" office:value="1849" calcext:value-type="float">
            <text:p>1849</text:p>
          </table:table-cell>
          <table:table-cell table:formula="of:=[$'on-demand ps cs'.H16]" office:value-type="float" office:value="1849" calcext:value-type="float">
            <text:p>1849</text:p>
          </table:table-cell>
          <table:table-cell table:formula="of:=[$'on-demand'.N16]" office:value-type="float" office:value="3887" calcext:value-type="float">
            <text:p>3887</text:p>
          </table:table-cell>
          <table:table-cell table:formula="of:=[$'on-demand ps'.N16]" office:value-type="float" office:value="1849" calcext:value-type="float">
            <text:p>1849</text:p>
          </table:table-cell>
          <table:table-cell table:formula="of:=[$'on-demand ps cs'.N16]" office:value-type="float" office:value="1849" calcext:value-type="float">
            <text:p>1849</text:p>
          </table:table-cell>
        </table:table-row>
        <table:table-row table:style-name="ro1">
          <table:table-cell table:formula="of:=[$'on-demand'.A17]" office:value-type="string" office:string-value="Mandatory qualifier" calcext:value-type="string">
            <text:p>Mandatory qualifier</text:p>
          </table:table-cell>
          <table:table-cell table:formula="of:=[$'on-demand'.H17]" office:value-type="float" office:value="1960" calcext:value-type="float">
            <text:p>1960</text:p>
          </table:table-cell>
          <table:table-cell table:formula="of:=[$'on-demand ps'.H17]" office:value-type="float" office:value="1228" calcext:value-type="float">
            <text:p>1228</text:p>
          </table:table-cell>
          <table:table-cell table:formula="of:=[$'on-demand ps cs'.H17]" office:value-type="float" office:value="1228" calcext:value-type="float">
            <text:p>1228</text:p>
          </table:table-cell>
          <table:table-cell table:formula="of:=[$'on-demand'.N17]" office:value-type="float" office:value="1799" calcext:value-type="float">
            <text:p>1799</text:p>
          </table:table-cell>
          <table:table-cell table:formula="of:=[$'on-demand ps'.N17]" office:value-type="float" office:value="1215" calcext:value-type="float">
            <text:p>1215</text:p>
          </table:table-cell>
          <table:table-cell table:formula="of:=[$'on-demand ps cs'.N17]" office:value-type="float" office:value="1215" calcext:value-type="float">
            <text:p>1215</text:p>
          </table:table-cell>
        </table:table-row>
        <table:table-row table:style-name="ro1">
          <table:table-cell table:formula="of:=[$'on-demand'.A18]" office:value-type="string" office:string-value="Single best value" calcext:value-type="string">
            <text:p>Single best value</text:p>
          </table:table-cell>
          <table:table-cell table:formula="of:=[$'on-demand'.H18]" office:value-type="float" office:value="71022" calcext:value-type="float">
            <text:p>71022</text:p>
          </table:table-cell>
          <table:table-cell table:formula="of:=[$'on-demand ps'.H18]" office:value-type="float" office:value="71022" calcext:value-type="float">
            <text:p>71022</text:p>
          </table:table-cell>
          <table:table-cell table:formula="of:=[$'on-demand ps cs'.H18]" office:value-type="float" office:value="71022" calcext:value-type="float">
            <text:p>71022</text:p>
          </table:table-cell>
          <table:table-cell table:formula="of:=[$'on-demand'.N18]" office:value-type="float" office:value="71022" calcext:value-type="float">
            <text:p>71022</text:p>
          </table:table-cell>
          <table:table-cell table:formula="of:=[$'on-demand ps'.N18]" office:value-type="float" office:value="71022" calcext:value-type="float">
            <text:p>71022</text:p>
          </table:table-cell>
          <table:table-cell table:formula="of:=[$'on-demand ps cs'.N18]" office:value-type="float" office:value="71022" calcext:value-type="float">
            <text:p>710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fill-character> </loext:fill-character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3:39:34.488134903</meta:creation-date>
    <meta:generator>LibreOffice/5.1.6.2$Linux_X86_64 LibreOffice_project/10m0$Build-2</meta:generator>
    <dc:date>2018-09-18T14:33:50.964159652</dc:date>
    <meta:editing-duration>PT33M1S</meta:editing-duration>
    <meta:editing-cycles>8</meta:editing-cycles>
    <meta:document-statistic meta:table-count="5" meta:cell-count="100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3.346cm" svg:y="0.185cm" style:legend-expansion="wide" chart:style-name="ch2"/>
        <chart:plot-area chart:style-name="ch3" table:cell-range-address="runtimes.A1:runtimes.D18" chart:data-source-has-labels="both" svg:x="1.331cm" svg:y="0.963cm" svg:width="14.349cm" svg:height="7.857cm">
          <chartooo:coordinate-region svg:x="3.197cm" svg:y="0.963cm" svg:width="12.405cm" svg:height="4.433cm"/>
          <chart:axis chart:dimension="x" chart:name="primary-x" chart:style-name="ch4" chartooo:axis-type="auto">
            <chartooo:date-scale/>
            <chart:categories table:cell-range-address="runtimes.A2:runtimes.A18"/>
          </chart:axis>
          <chart:axis chart:dimension="y" chart:name="primary-y" chart:style-name="ch5">
            <chart:title svg:x="0.451cm" svg:y="6.046cm" chart:style-name="ch6">
              <text:p>Total time in ms</text:p>
            </chart:title>
            <chart:grid chart:style-name="ch7" chart:class="major"/>
          </chart:axis>
          <chart:series chart:style-name="ch8" chart:values-cell-range-address="runtimes.B2:runtimes.B18" chart:label-cell-address="runtimes.B1:runtimes.B1" chart:class="chart:bar">
            <chart:data-point chart:repeated="17"/>
          </chart:series>
          <chart:series chart:style-name="ch9" chart:values-cell-range-address="runtimes.C2:runtimes.C18" chart:label-cell-address="runtimes.C1:runtimes.C1" chart:class="chart:bar">
            <chart:data-point chart:repeated="17"/>
          </chart:series>
          <chart:series chart:style-name="ch10" chart:values-cell-range-address="runtimes.D2:runtimes.D18" chart:label-cell-address="runtimes.D1:runtimes.D1" chart:class="chart:bar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ime on-demand</text:p>
                <draw:g>
                  <svg:desc>runtimes.B1:runtimes.B1</svg:desc>
                </draw:g>
              </table:table-cell>
              <table:table-cell office:value-type="string">
                <text:p>Total time ps</text:p>
                <draw:g>
                  <svg:desc>runtimes.C1:runtimes.C1</svg:desc>
                </draw:g>
              </table:table-cell>
              <table:table-cell office:value-type="string">
                <text:p>Total time ps cs</text:p>
                <draw:g>
                  <svg:desc>runtimes.D1:runtime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runtimes.A2:runtimes.A18</svg:desc>
                </draw:g>
              </table:table-cell>
              <table:table-cell office:value-type="float" office:value="13260">
                <text:p>13260</text:p>
                <draw:g>
                  <svg:desc>runtimes.B2:runtimes.B18</svg:desc>
                </draw:g>
              </table:table-cell>
              <table:table-cell office:value-type="float" office:value="12822">
                <text:p>12822</text:p>
                <draw:g>
                  <svg:desc>runtimes.C2:runtimes.C18</svg:desc>
                </draw:g>
              </table:table-cell>
              <table:table-cell office:value-type="float" office:value="12966">
                <text:p>12966</text:p>
                <draw:g>
                  <svg:desc>runtimes.D2:runtimes.D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13651">
                <text:p>13651</text:p>
              </table:table-cell>
              <table:table-cell office:value-type="float" office:value="17769">
                <text:p>17769</text:p>
              </table:table-cell>
              <table:table-cell office:value-type="float" office:value="18404">
                <text:p>18404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5640">
                <text:p>5640</text:p>
              </table:table-cell>
              <table:table-cell office:value-type="float" office:value="5381">
                <text:p>5381</text:p>
              </table:table-cell>
              <table:table-cell office:value-type="float" office:value="5331">
                <text:p>5331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11431">
                <text:p>11431</text:p>
              </table:table-cell>
              <table:table-cell office:value-type="float" office:value="11195">
                <text:p>11195</text:p>
              </table:table-cell>
              <table:table-cell office:value-type="float" office:value="11278">
                <text:p>11278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4511103">
                <text:p>4511103</text:p>
              </table:table-cell>
              <table:table-cell office:value-type="float" office:value="4507224">
                <text:p>4507224</text:p>
              </table:table-cell>
              <table:table-cell office:value-type="float" office:value="4508810">
                <text:p>4508810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25615">
                <text:p>25615</text:p>
              </table:table-cell>
              <table:table-cell office:value-type="float" office:value="24865">
                <text:p>24865</text:p>
              </table:table-cell>
              <table:table-cell office:value-type="float" office:value="24949">
                <text:p>24949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27883">
                <text:p>27883</text:p>
              </table:table-cell>
              <table:table-cell office:value-type="float" office:value="25376">
                <text:p>25376</text:p>
              </table:table-cell>
              <table:table-cell office:value-type="float" office:value="25007">
                <text:p>25007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154963">
                <text:p>154963</text:p>
              </table:table-cell>
              <table:table-cell office:value-type="float" office:value="155067">
                <text:p>155067</text:p>
              </table:table-cell>
              <table:table-cell office:value-type="float" office:value="155199">
                <text:p>155199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26556">
                <text:p>26556</text:p>
              </table:table-cell>
              <table:table-cell office:value-type="float" office:value="26774">
                <text:p>26774</text:p>
              </table:table-cell>
              <table:table-cell office:value-type="float" office:value="26587">
                <text:p>26587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7989001">
                <text:p>7989001</text:p>
              </table:table-cell>
              <table:table-cell office:value-type="float" office:value="7766304">
                <text:p>7766304</text:p>
              </table:table-cell>
              <table:table-cell office:value-type="float" office:value="7764954">
                <text:p>7764954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191032">
                <text:p>191032</text:p>
              </table:table-cell>
              <table:table-cell office:value-type="float" office:value="295451">
                <text:p>295451</text:p>
              </table:table-cell>
              <table:table-cell office:value-type="float" office:value="292340">
                <text:p>292340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62952">
                <text:p>62952</text:p>
              </table:table-cell>
              <table:table-cell office:value-type="float" office:value="69723">
                <text:p>69723</text:p>
              </table:table-cell>
              <table:table-cell office:value-type="float" office:value="65373">
                <text:p>65373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170668">
                <text:p>170668</text:p>
              </table:table-cell>
              <table:table-cell office:value-type="float" office:value="165096">
                <text:p>165096</text:p>
              </table:table-cell>
              <table:table-cell office:value-type="float" office:value="165202">
                <text:p>165202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141974">
                <text:p>141974</text:p>
              </table:table-cell>
              <table:table-cell office:value-type="float" office:value="94797">
                <text:p>94797</text:p>
              </table:table-cell>
              <table:table-cell office:value-type="float" office:value="86893">
                <text:p>86893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7422564">
                <text:p>7422564</text:p>
              </table:table-cell>
              <table:table-cell office:value-type="float" office:value="8082794">
                <text:p>8082794</text:p>
              </table:table-cell>
              <table:table-cell office:value-type="float" office:value="8092992">
                <text:p>8092992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40873">
                <text:p>40873</text:p>
              </table:table-cell>
              <table:table-cell office:value-type="float" office:value="41553">
                <text:p>41553</text:p>
              </table:table-cell>
              <table:table-cell office:value-type="float" office:value="43386">
                <text:p>43386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61081">
                <text:p>61081</text:p>
              </table:table-cell>
              <table:table-cell office:value-type="float" office:value="47723">
                <text:p>47723</text:p>
              </table:table-cell>
              <table:table-cell office:value-type="float" office:value="45494">
                <text:p>454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3.902cm" svg:y="0.185cm" style:legend-expansion="wide" chart:style-name="ch2"/>
        <chart:plot-area chart:style-name="ch3" table:cell-range-address="runtimes.A2:runtimes.A18 runtimes.E1:runtimes.G18" chart:data-source-has-labels="both" svg:x="1.331cm" svg:y="0.963cm" svg:width="14.349cm" svg:height="7.857cm">
          <chartooo:coordinate-region svg:x="3.197cm" svg:y="0.963cm" svg:width="12.405cm" svg:height="4.433cm"/>
          <chart:axis chart:dimension="x" chart:name="primary-x" chart:style-name="ch4" chartooo:axis-type="auto">
            <chartooo:date-scale/>
            <chart:categories table:cell-range-address="runtimes.A2:runtimes.A18"/>
          </chart:axis>
          <chart:axis chart:dimension="y" chart:name="primary-y" chart:style-name="ch5">
            <chart:title svg:x="0.451cm" svg:y="7.078cm" chart:style-name="ch6">
              <text:p>Runtime materialization in ms</text:p>
            </chart:title>
            <chart:grid chart:style-name="ch7" chart:class="major"/>
          </chart:axis>
          <chart:series chart:style-name="ch8" chart:values-cell-range-address="runtimes.E2:runtimes.E18" chart:label-cell-address="runtimes.E1:runtimes.E1" chart:class="chart:bar">
            <chart:data-point chart:repeated="17"/>
          </chart:series>
          <chart:series chart:style-name="ch9" chart:values-cell-range-address="runtimes.F2:runtimes.F18" chart:label-cell-address="runtimes.F1:runtimes.F1" chart:class="chart:bar">
            <chart:data-point chart:repeated="17"/>
          </chart:series>
          <chart:series chart:style-name="ch10" chart:values-cell-range-address="runtimes.G2:runtimes.G18" chart:label-cell-address="runtimes.G1:runtimes.G1" chart:class="chart:bar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time on-demand</text:p>
                <draw:g>
                  <svg:desc>runtimes.E1:runtimes.E1</svg:desc>
                </draw:g>
              </table:table-cell>
              <table:table-cell office:value-type="string">
                <text:p>Runtime ps</text:p>
                <draw:g>
                  <svg:desc>runtimes.F1:runtimes.F1</svg:desc>
                </draw:g>
              </table:table-cell>
              <table:table-cell office:value-type="string">
                <text:p>Runtime cs</text:p>
                <draw:g>
                  <svg:desc>runtimes.G1:runtime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runtimes.A2:runtimes.A18</svg:desc>
                </draw:g>
              </table:table-cell>
              <table:table-cell office:value-type="float" office:value="727">
                <text:p>727</text:p>
                <draw:g>
                  <svg:desc>runtimes.E2:runtimes.E18</svg:desc>
                </draw:g>
              </table:table-cell>
              <table:table-cell office:value-type="float" office:value="155">
                <text:p>155</text:p>
                <draw:g>
                  <svg:desc>runtimes.F2:runtimes.F18</svg:desc>
                </draw:g>
              </table:table-cell>
              <table:table-cell office:value-type="float" office:value="154">
                <text:p>154</text:p>
                <draw:g>
                  <svg:desc>runtimes.G2:runtimes.G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8219">
                <text:p>8219</text:p>
              </table:table-cell>
              <table:table-cell office:value-type="float" office:value="12324">
                <text:p>12324</text:p>
              </table:table-cell>
              <table:table-cell office:value-type="float" office:value="12826">
                <text:p>12826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456">
                <text:p>456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904">
                <text:p>904</text:p>
              </table:table-cell>
              <table:table-cell office:value-type="float" office:value="189">
                <text:p>18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4491927">
                <text:p>4491927</text:p>
              </table:table-cell>
              <table:table-cell office:value-type="float" office:value="4487655">
                <text:p>4487655</text:p>
              </table:table-cell>
              <table:table-cell office:value-type="float" office:value="4489380">
                <text:p>4489380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2862">
                <text:p>2862</text:p>
              </table:table-cell>
              <table:table-cell office:value-type="float" office:value="1952">
                <text:p>1952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19992">
                <text:p>19992</text:p>
              </table:table-cell>
              <table:table-cell office:value-type="float" office:value="17122">
                <text:p>17122</text:p>
              </table:table-cell>
              <table:table-cell office:value-type="float" office:value="16947">
                <text:p>16947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95079">
                <text:p>95079</text:p>
              </table:table-cell>
              <table:table-cell office:value-type="float" office:value="95613">
                <text:p>95613</text:p>
              </table:table-cell>
              <table:table-cell office:value-type="float" office:value="95227">
                <text:p>95227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295">
                <text:p>295</text:p>
              </table:table-cell>
              <table:table-cell office:value-type="float" office:value="82">
                <text:p>8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295">
                <text:p>295</text:p>
              </table:table-cell>
              <table:table-cell office:value-type="float" office:value="82">
                <text:p>8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78394">
                <text:p>78394</text:p>
              </table:table-cell>
              <table:table-cell office:value-type="float" office:value="176467">
                <text:p>176467</text:p>
              </table:table-cell>
              <table:table-cell office:value-type="float" office:value="175789">
                <text:p>175789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6468">
                <text:p>6468</text:p>
              </table:table-cell>
              <table:table-cell office:value-type="float" office:value="15398">
                <text:p>15398</text:p>
              </table:table-cell>
              <table:table-cell office:value-type="float" office:value="12524">
                <text:p>12524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31724">
                <text:p>31724</text:p>
              </table:table-cell>
              <table:table-cell office:value-type="float" office:value="28713">
                <text:p>28713</text:p>
              </table:table-cell>
              <table:table-cell office:value-type="float" office:value="28802">
                <text:p>28802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83830">
                <text:p>83830</text:p>
              </table:table-cell>
              <table:table-cell office:value-type="float" office:value="53996">
                <text:p>53996</text:p>
              </table:table-cell>
              <table:table-cell office:value-type="float" office:value="46373">
                <text:p>46373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83830">
                <text:p>83830</text:p>
              </table:table-cell>
              <table:table-cell office:value-type="float" office:value="53996">
                <text:p>53996</text:p>
              </table:table-cell>
              <table:table-cell office:value-type="float" office:value="46373">
                <text:p>46373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4519">
                <text:p>4519</text:p>
              </table:table-cell>
              <table:table-cell office:value-type="float" office:value="25284">
                <text:p>25284</text:p>
              </table:table-cell>
              <table:table-cell office:value-type="float" office:value="25243">
                <text:p>25243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1012">
                <text:p>1012</text:p>
              </table:table-cell>
              <table:table-cell office:value-type="float" office:value="159">
                <text:p>159</text:p>
              </table:table-cell>
              <table:table-cell office:value-type="float" office:value="168">
                <text:p>1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3.69cm" svg:y="0.185cm" style:legend-expansion="wide" chart:style-name="ch2"/>
        <chart:plot-area chart:style-name="ch3" table:cell-range-address="runtimes.A2:runtimes.A18 runtimes.H1:runtimes.J18" chart:data-source-has-labels="both" svg:x="1.331cm" svg:y="0.963cm" svg:width="14.349cm" svg:height="7.857cm">
          <chartooo:coordinate-region svg:x="3.197cm" svg:y="0.963cm" svg:width="12.405cm" svg:height="4.433cm"/>
          <chart:axis chart:dimension="x" chart:name="primary-x" chart:style-name="ch4" chartooo:axis-type="auto">
            <chartooo:date-scale/>
            <chart:categories table:cell-range-address="runtimes.A2:runtimes.A18"/>
          </chart:axis>
          <chart:axis chart:dimension="y" chart:name="primary-y" chart:style-name="ch5">
            <chart:title svg:x="0.451cm" svg:y="6.245cm" chart:style-name="ch6">
              <text:p>Around time in ms</text:p>
            </chart:title>
            <chart:grid chart:style-name="ch7" chart:class="major"/>
          </chart:axis>
          <chart:series chart:style-name="ch8" chart:values-cell-range-address="runtimes.H2:runtimes.H18" chart:label-cell-address="runtimes.H1:runtimes.H1" chart:class="chart:bar">
            <chart:data-point chart:repeated="17"/>
          </chart:series>
          <chart:series chart:style-name="ch9" chart:values-cell-range-address="runtimes.I2:runtimes.I18" chart:label-cell-address="runtimes.I1:runtimes.I1" chart:class="chart:bar">
            <chart:data-point chart:repeated="17"/>
          </chart:series>
          <chart:series chart:style-name="ch10" chart:values-cell-range-address="runtimes.J2:runtimes.J18" chart:label-cell-address="runtimes.J1:runtimes.J1" chart:class="chart:bar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ound time</text:p>
                <draw:g>
                  <svg:desc>runtimes.H1:runtimes.H1</svg:desc>
                </draw:g>
              </table:table-cell>
              <table:table-cell office:value-type="string">
                <text:p>Around time ps</text:p>
                <draw:g>
                  <svg:desc>runtimes.I1:runtimes.I1</svg:desc>
                </draw:g>
              </table:table-cell>
              <table:table-cell office:value-type="string">
                <text:p>Around time ps cs</text:p>
                <draw:g>
                  <svg:desc>runtimes.J1:runtime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runtimes.A2:runtimes.A18</svg:desc>
                </draw:g>
              </table:table-cell>
              <table:table-cell office:value-type="float" office:value="12533">
                <text:p>12533</text:p>
                <draw:g>
                  <svg:desc>runtimes.H2:runtimes.H18</svg:desc>
                </draw:g>
              </table:table-cell>
              <table:table-cell office:value-type="float" office:value="12667">
                <text:p>12667</text:p>
                <draw:g>
                  <svg:desc>runtimes.I2:runtimes.I18</svg:desc>
                </draw:g>
              </table:table-cell>
              <table:table-cell office:value-type="float" office:value="12812">
                <text:p>12812</text:p>
                <draw:g>
                  <svg:desc>runtimes.J2:runtimes.J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5432">
                <text:p>5432</text:p>
              </table:table-cell>
              <table:table-cell office:value-type="float" office:value="5445">
                <text:p>5445</text:p>
              </table:table-cell>
              <table:table-cell office:value-type="float" office:value="5578">
                <text:p>5578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5184">
                <text:p>5184</text:p>
              </table:table-cell>
              <table:table-cell office:value-type="float" office:value="5354">
                <text:p>5354</text:p>
              </table:table-cell>
              <table:table-cell office:value-type="float" office:value="5307">
                <text:p>5307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10527">
                <text:p>10527</text:p>
              </table:table-cell>
              <table:table-cell office:value-type="float" office:value="11006">
                <text:p>11006</text:p>
              </table:table-cell>
              <table:table-cell office:value-type="float" office:value="11091">
                <text:p>11091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19176">
                <text:p>19176</text:p>
              </table:table-cell>
              <table:table-cell office:value-type="float" office:value="19569">
                <text:p>19569</text:p>
              </table:table-cell>
              <table:table-cell office:value-type="float" office:value="19430">
                <text:p>19430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22753">
                <text:p>22753</text:p>
              </table:table-cell>
              <table:table-cell office:value-type="float" office:value="22913">
                <text:p>22913</text:p>
              </table:table-cell>
              <table:table-cell office:value-type="float" office:value="23008">
                <text:p>23008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7891">
                <text:p>7891</text:p>
              </table:table-cell>
              <table:table-cell office:value-type="float" office:value="8254">
                <text:p>8254</text:p>
              </table:table-cell>
              <table:table-cell office:value-type="float" office:value="8060">
                <text:p>8060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59884">
                <text:p>59884</text:p>
              </table:table-cell>
              <table:table-cell office:value-type="float" office:value="59454">
                <text:p>59454</text:p>
              </table:table-cell>
              <table:table-cell office:value-type="float" office:value="59972">
                <text:p>59972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26261">
                <text:p>26261</text:p>
              </table:table-cell>
              <table:table-cell office:value-type="float" office:value="26692">
                <text:p>26692</text:p>
              </table:table-cell>
              <table:table-cell office:value-type="float" office:value="26536">
                <text:p>26536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7988706">
                <text:p>7988706</text:p>
              </table:table-cell>
              <table:table-cell office:value-type="float" office:value="7766222">
                <text:p>7766222</text:p>
              </table:table-cell>
              <table:table-cell office:value-type="float" office:value="7764903">
                <text:p>7764903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112638">
                <text:p>112638</text:p>
              </table:table-cell>
              <table:table-cell office:value-type="float" office:value="118984">
                <text:p>118984</text:p>
              </table:table-cell>
              <table:table-cell office:value-type="float" office:value="116551">
                <text:p>116551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56484">
                <text:p>56484</text:p>
              </table:table-cell>
              <table:table-cell office:value-type="float" office:value="54325">
                <text:p>54325</text:p>
              </table:table-cell>
              <table:table-cell office:value-type="float" office:value="52849">
                <text:p>52849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138944">
                <text:p>138944</text:p>
              </table:table-cell>
              <table:table-cell office:value-type="float" office:value="136383">
                <text:p>136383</text:p>
              </table:table-cell>
              <table:table-cell office:value-type="float" office:value="136400">
                <text:p>136400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58144">
                <text:p>58144</text:p>
              </table:table-cell>
              <table:table-cell office:value-type="float" office:value="40801">
                <text:p>40801</text:p>
              </table:table-cell>
              <table:table-cell office:value-type="float" office:value="40520">
                <text:p>40520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7338734">
                <text:p>7338734</text:p>
              </table:table-cell>
              <table:table-cell office:value-type="float" office:value="8028798">
                <text:p>8028798</text:p>
              </table:table-cell>
              <table:table-cell office:value-type="float" office:value="8046619">
                <text:p>8046619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36354">
                <text:p>36354</text:p>
              </table:table-cell>
              <table:table-cell office:value-type="float" office:value="16269">
                <text:p>16269</text:p>
              </table:table-cell>
              <table:table-cell office:value-type="float" office:value="18143">
                <text:p>18143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60069">
                <text:p>60069</text:p>
              </table:table-cell>
              <table:table-cell office:value-type="float" office:value="47564">
                <text:p>47564</text:p>
              </table:table-cell>
              <table:table-cell office:value-type="float" office:value="45326">
                <text:p>453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3.545cm" svg:y="0.185cm" style:legend-expansion="wide" chart:style-name="ch2"/>
        <chart:plot-area chart:style-name="ch3" table:cell-range-address="derivations.A1:derivations.A1 derivations.A6:derivations.A18 derivations.E1:derivations.G1 derivations.E6:derivations.G18" chart:data-source-has-labels="both" svg:x="1.331cm" svg:y="0.963cm" svg:width="14.349cm" svg:height="7.857cm">
          <chartooo:coordinate-region svg:x="3.064cm" svg:y="0.963cm" svg:width="12.616cm" svg:height="4.433cm"/>
          <chart:axis chart:dimension="x" chart:name="primary-x" chart:style-name="ch4" chartooo:axis-type="auto">
            <chartooo:date-scale/>
            <chart:categories table:cell-range-address="derivations.A6:derivations.A18"/>
          </chart:axis>
          <chart:axis chart:dimension="y" chart:name="primary-y" chart:style-name="ch5">
            <chart:title svg:x="0.451cm" svg:y="7.29cm" chart:style-name="ch6">
              <text:p>Number of additional derivations</text:p>
            </chart:title>
            <chart:grid chart:style-name="ch7" chart:class="major"/>
          </chart:axis>
          <chart:series chart:style-name="ch8" chart:values-cell-range-address="derivations.E6:derivations.E18" chart:label-cell-address="derivations.E1:derivations.E1" chart:class="chart:bar">
            <chart:data-point chart:repeated="13"/>
          </chart:series>
          <chart:series chart:style-name="ch9" chart:values-cell-range-address="derivations.F6:derivations.F18" chart:label-cell-address="derivations.F1:derivations.F1" chart:class="chart:bar">
            <chart:data-point chart:repeated="13"/>
          </chart:series>
          <chart:series chart:style-name="ch10" chart:values-cell-range-address="derivations.G6:derivations.G18" chart:label-cell-address="derivations.G1:derivations.G1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itional on-demand</text:p>
                <draw:g>
                  <svg:desc>derivations.E1:derivations.E1</svg:desc>
                </draw:g>
              </table:table-cell>
              <table:table-cell office:value-type="string">
                <text:p>Additional ps</text:p>
                <draw:g>
                  <svg:desc>derivations.F1:derivations.F1</svg:desc>
                </draw:g>
              </table:table-cell>
              <table:table-cell office:value-type="string">
                <text:p>Additional cs</text:p>
                <draw:g>
                  <svg:desc>derivations.G1:derivation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stinct values</text:p>
                <draw:g>
                  <svg:desc>derivations.A6:derivations.A18</svg:desc>
                </draw:g>
              </table:table-cell>
              <table:table-cell office:value-type="float" office:value="165734">
                <text:p>165734</text:p>
                <draw:g>
                  <svg:desc>derivations.E6:derivations.E18</svg:desc>
                </draw:g>
              </table:table-cell>
              <table:table-cell office:value-type="float" office:value="165734">
                <text:p>165734</text:p>
                <draw:g>
                  <svg:desc>derivations.F6:derivations.F18</svg:desc>
                </draw:g>
              </table:table-cell>
              <table:table-cell office:value-type="float" office:value="165734">
                <text:p>165734</text:p>
                <draw:g>
                  <svg:desc>derivations.G6:derivations.G18</svg:desc>
                </draw:g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7753">
                <text:p>7753</text:p>
              </table:table-cell>
              <table:table-cell office:value-type="float" office:value="7753">
                <text:p>7753</text:p>
              </table:table-cell>
              <table:table-cell office:value-type="float" office:value="7753">
                <text:p>7753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13435">
                <text:p>13435</text:p>
              </table:table-cell>
              <table:table-cell office:value-type="float" office:value="13435">
                <text:p>13435</text:p>
              </table:table-cell>
              <table:table-cell office:value-type="float" office:value="13435">
                <text:p>13435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5581761">
                <text:p>5581761</text:p>
              </table:table-cell>
              <table:table-cell office:value-type="float" office:value="5581761">
                <text:p>5581761</text:p>
              </table:table-cell>
              <table:table-cell office:value-type="float" office:value="5581761">
                <text:p>5581761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70490">
                <text:p>70490</text:p>
              </table:table-cell>
              <table:table-cell office:value-type="float" office:value="70490">
                <text:p>70490</text:p>
              </table:table-cell>
              <table:table-cell office:value-type="float" office:value="70490">
                <text:p>70490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64580">
                <text:p>64580</text:p>
              </table:table-cell>
              <table:table-cell office:value-type="float" office:value="66854">
                <text:p>66854</text:p>
              </table:table-cell>
              <table:table-cell office:value-type="float" office:value="66854">
                <text:p>66854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5531872">
                <text:p>5531872</text:p>
              </table:table-cell>
              <table:table-cell office:value-type="float" office:value="5531872">
                <text:p>5531872</text:p>
              </table:table-cell>
              <table:table-cell office:value-type="float" office:value="5531872">
                <text:p>5531872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1122">
                <text:p>1122</text:p>
              </table:table-cell>
              <table:table-cell office:value-type="float" office:value="1154">
                <text:p>1154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5529694">
                <text:p>5529694</text:p>
              </table:table-cell>
              <table:table-cell office:value-type="float" office:value="5529717">
                <text:p>5529717</text:p>
              </table:table-cell>
              <table:table-cell office:value-type="float" office:value="5529717">
                <text:p>5529717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3745">
                <text:p>3745</text:p>
              </table:table-cell>
              <table:table-cell office:value-type="float" office:value="1844">
                <text:p>1844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3887">
                <text:p>3887</text:p>
              </table:table-cell>
              <table:table-cell office:value-type="float" office:value="1849">
                <text:p>1849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1799">
                <text:p>1799</text:p>
              </table:table-cell>
              <table:table-cell office:value-type="float" office:value="1215">
                <text:p>1215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71022">
                <text:p>71022</text:p>
              </table:table-cell>
              <table:table-cell office:value-type="float" office:value="71022">
                <text:p>71022</text:p>
              </table:table-cell>
              <table:table-cell office:value-type="float" office:value="71022">
                <text:p>710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